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2.461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Remuneração_20_do_20_MP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uneração do MPM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6" table:default-cell-style-name="ce4"/>
        <table:table-column table:style-name="co4" table:number-columns-repeated="2" table:default-cell-style-name="ce4"/>
        <table:table-column table:style-name="co3" table:number-columns-repeated="6" table:default-cell-style-name="ce4"/>
        <table:table-column table:style-name="co5" table:number-columns-repeated="16366" table:default-cell-style-name="Default"/>
        <table:table-row table:style-name="ro1">
          <table:table-cell table:style-name="ce1" office:value-type="string" calcext:value-type="string">
            <text:p>SERVIDORES INATIVOS <text:s/>- <text:s/>3/2024</text:p>
          </table:table-cell>
          <table:table-cell table:number-columns-repeated="1638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6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6"/>
          <table:table-cell table:style-name="ce6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6"/>
          <table:table-cell table:style-name="ce2" office:value-type="string" calcext:value-type="string" table:number-columns-spanned="1" table:number-rows-spanned="3">
            <text:p>Rendimento Líquido Total (14)</text:p>
          </table:table-cell>
          <table:table-cell table:number-columns-repeated="16366"/>
        </table:table-row>
        <table:table-row table:style-name="ro2">
          <table:covered-table-cell table:number-columns-repeated="4" table:style-name="ce2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2" office:value-type="string" calcext:value-type="string" table:number-columns-spanned="1" table:number-rows-spanned="2">
            <text:p>OUTRAS REMUNERAÇÕES TEMPORÁRIAS <text:s text:c="6"/>(7)</text:p>
          </table:table-cell>
          <table:table-cell table:style-name="ce2" office:value-type="string" calcext:value-type="string" table:number-columns-spanned="1" table:number-rows-spanned="2">
            <text:p>VERBAS INDENIZATÓRIAS <text:s text:c="16"/>(8)</text:p>
          </table:table-cell>
          <table:table-cell table:style-name="ce2" office:value-type="string" calcext:value-type="string" table:number-columns-spanned="1" table:number-rows-spanned="2">
            <text:p>TOTAL DE RENDIMENTOS BRUTOS <text:s text:c="10"/>(9)</text:p>
          </table:table-cell>
          <table:table-cell table:style-name="ce6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6"/>
          <table:table-cell table:style-name="ce2" office:value-type="string" calcext:value-type="string" table:number-columns-spanned="1" table:number-rows-spanned="2">
            <text:p>Total Desconto (13)</text:p>
          </table:table-cell>
          <table:covered-table-cell table:style-name="ce2"/>
          <table:table-cell table:number-columns-repeated="16366"/>
        </table:table-row>
        <table:table-row table:style-name="ro3">
          <table:covered-table-cell table:number-columns-repeated="4" table:style-name="ce2"/>
          <table:table-cell table:style-name="ce2" office:value-type="string" calcext:value-type="string">
            <text:p>Remuneração Cargo Efetivo (1)</text:p>
          </table:table-cell>
          <table:table-cell table:style-name="ce2" office:value-type="string" calcext:value-type="string">
            <text:p>Outras Verbas Remuneratórias, Legais ou Judiciais <text:s text:c="11"/>(2)</text:p>
          </table:table-cell>
          <table:table-cell table:style-name="ce2" office:value-type="string" calcext:value-type="string">
            <text:p>Função de Confiança ou Cargo em Comissão <text:s text:c="9"/>(3)</text:p>
          </table:table-cell>
          <table:table-cell table:style-name="ce2" office:value-type="string" calcext:value-type="string">
            <text:p>Gratificação Natalina <text:s text:c="10"/>(4)</text:p>
          </table:table-cell>
          <table:table-cell table:style-name="ce2" office:value-type="string" calcext:value-type="string">
            <text:p>Férias (1/3 constitucional) (5)</text:p>
          </table:table-cell>
          <table:table-cell table:style-name="ce2" office:value-type="string" calcext:value-type="string">
            <text:p>Abono de Permanência <text:s text:c="7"/>(6)</text:p>
          </table:table-cell>
          <table:covered-table-cell table:number-columns-repeated="3" table:style-name="ce2"/>
          <table:table-cell table:style-name="ce2" office:value-type="string" calcext:value-type="string">
            <text:p>Contribuição Previdenciária (10)</text:p>
          </table:table-cell>
          <table:table-cell table:style-name="ce2" office:value-type="string" calcext:value-type="string">
            <text:p>Imposto de Renda <text:s text:c="16"/>(11)</text:p>
          </table:table-cell>
          <table:table-cell table:style-name="ce2" office:value-type="string" calcext:value-type="string">
            <text:p>Retenção por Teto Constitucional (12)</text:p>
          </table:table-cell>
          <table:covered-table-cell table:number-columns-repeated="2" table:style-name="ce2"/>
          <table:table-cell table:number-columns-repeated="16366"/>
        </table:table-row>
        <table:table-row table:style-name="ro4">
          <table:table-cell table:style-name="ce3" office:value-type="string" calcext:value-type="string">
            <text:p>0082-5</text:p>
          </table:table-cell>
          <table:table-cell table:style-name="ce5" office:value-type="string" calcext:value-type="string">
            <text:p>ABRAHAO FERREIRA DO NASCIMENT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098.84" calcext:value-type="float">
            <text:p>2.098,8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906.08" calcext:value-type="float">
            <text:p>14.906,08 </text:p>
          </table:table-cell>
          <table:table-cell table:style-name="ce7" office:value-type="float" office:value="-1063.85" calcext:value-type="float">
            <text:p>-1.063,85 </text:p>
          </table:table-cell>
          <table:table-cell table:style-name="ce7" office:value-type="float" office:value="-2858.47" calcext:value-type="float">
            <text:p>-2.858,4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922.32" calcext:value-type="float">
            <text:p>-3.922,32 </text:p>
          </table:table-cell>
          <table:table-cell table:style-name="ce7" office:value-type="float" office:value="10983.76" calcext:value-type="float">
            <text:p>10.983,7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103-7</text:p>
          </table:table-cell>
          <table:table-cell table:style-name="ce5" office:value-type="string" calcext:value-type="string">
            <text:p>ALBA REGINA BITTENCOURT PE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578.07" calcext:value-type="float">
            <text:p>578,0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785.53" calcext:value-type="float">
            <text:p>13.785,53 </text:p>
          </table:table-cell>
          <table:table-cell table:style-name="ce7" office:value-type="float" office:value="-878.96" calcext:value-type="float">
            <text:p>-878,96 </text:p>
          </table:table-cell>
          <table:table-cell table:style-name="ce7" office:value-type="float" office:value="-2129.71" calcext:value-type="float">
            <text:p>-2.129,71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08.67" calcext:value-type="float">
            <text:p>-3.008,67 </text:p>
          </table:table-cell>
          <table:table-cell table:style-name="ce7" office:value-type="float" office:value="10776.86" calcext:value-type="float">
            <text:p>10.776,8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503-2</text:p>
          </table:table-cell>
          <table:table-cell table:style-name="ce5" office:value-type="string" calcext:value-type="string">
            <text:p>ALCIDIA APARECIDA 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1151.87" calcext:value-type="float">
            <text:p>1.151,8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359.33" calcext:value-type="float">
            <text:p>14.359,33 </text:p>
          </table:table-cell>
          <table:table-cell table:style-name="ce7" office:value-type="float" office:value="-973.63" calcext:value-type="float">
            <text:p>-973,63 </text:p>
          </table:table-cell>
          <table:table-cell table:style-name="ce7" office:value-type="float" office:value="-2732.93" calcext:value-type="float">
            <text:p>-2.732,9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706.56" calcext:value-type="float">
            <text:p>-3.706,56 </text:p>
          </table:table-cell>
          <table:table-cell table:style-name="ce7" office:value-type="float" office:value="10652.77" calcext:value-type="float">
            <text:p>10.652,7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083-3</text:p>
          </table:table-cell>
          <table:table-cell table:style-name="ce5" office:value-type="string" calcext:value-type="string">
            <text:p>AMARO FLORENCI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1766.25" calcext:value-type="float">
            <text:p>1.766,2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573.49" calcext:value-type="float">
            <text:p>14.573,49 </text:p>
          </table:table-cell>
          <table:table-cell table:style-name="ce7" office:value-type="float" office:value="-1008.97" calcext:value-type="float">
            <text:p>-1.008,97 </text:p>
          </table:table-cell>
          <table:table-cell table:style-name="ce7" office:value-type="float" office:value="-2310.64" calcext:value-type="float">
            <text:p>-2.310,6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319.61" calcext:value-type="float">
            <text:p>-3.319,61 </text:p>
          </table:table-cell>
          <table:table-cell table:style-name="ce7" office:value-type="float" office:value="11253.88" calcext:value-type="float">
            <text:p>11.253,8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080-9</text:p>
          </table:table-cell>
          <table:table-cell table:style-name="ce5" office:value-type="string" calcext:value-type="string">
            <text:p>ANA ROSA PEREIRA DA SILVA</text:p>
          </table:table-cell>
          <table:table-cell table:style-name="ce5" office:value-type="string" calcext:value-type="string">
            <text:p>TECNICO DE APOIO ESPECIALIZAD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688.53" calcext:value-type="float">
            <text:p>2.688,53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495.77" calcext:value-type="float">
            <text:p>15.495,77 </text:p>
          </table:table-cell>
          <table:table-cell table:style-name="ce7" office:value-type="float" office:value="-1161.15" calcext:value-type="float">
            <text:p>-1.161,15 </text:p>
          </table:table-cell>
          <table:table-cell table:style-name="ce7" office:value-type="float" office:value="-2522.42" calcext:value-type="float">
            <text:p>-2.522,4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683.57" calcext:value-type="float">
            <text:p>-3.683,57 </text:p>
          </table:table-cell>
          <table:table-cell table:style-name="ce7" office:value-type="float" office:value="11812.2" calcext:value-type="float">
            <text:p>11.812,20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92-9</text:p>
          </table:table-cell>
          <table:table-cell table:style-name="ce5" office:value-type="string" calcext:value-type="string">
            <text:p>ANACY SCHRITER CO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3968.69" calcext:value-type="float">
            <text:p>3.968,6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176.15" calcext:value-type="float">
            <text:p>17.176,15 </text:p>
          </table:table-cell>
          <table:table-cell table:style-name="ce7" office:value-type="float" office:value="-1438.41" calcext:value-type="float">
            <text:p>-1.438,41 </text:p>
          </table:table-cell>
          <table:table-cell table:style-name="ce7" office:value-type="float" office:value="-3275.46" calcext:value-type="float">
            <text:p>-3.275,4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713.87" calcext:value-type="float">
            <text:p>-4.713,87 </text:p>
          </table:table-cell>
          <table:table-cell table:style-name="ce7" office:value-type="float" office:value="12462.28" calcext:value-type="float">
            <text:p>12.462,2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081-7</text:p>
          </table:table-cell>
          <table:table-cell table:style-name="ce5" office:value-type="string" calcext:value-type="string">
            <text:p>ANGELA MARIA DE VINCENZI CATTELAN NOBRE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672.7" calcext:value-type="float">
            <text:p>10.672,70 </text:p>
          </table:table-cell>
          <table:table-cell table:style-name="ce7" office:value-type="float" office:value="1227.36" calcext:value-type="float">
            <text:p>1.227,3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1900.06" calcext:value-type="float">
            <text:p>11.900,06 </text:p>
          </table:table-cell>
          <table:table-cell table:style-name="ce7" office:value-type="float" office:value="-517.52" calcext:value-type="float">
            <text:p>-517,52 </text:p>
          </table:table-cell>
          <table:table-cell table:style-name="ce7" office:value-type="float" office:value="-1560.74" calcext:value-type="float">
            <text:p>-1.560,7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078.26" calcext:value-type="float">
            <text:p>-2.078,26 </text:p>
          </table:table-cell>
          <table:table-cell table:style-name="ce7" office:value-type="float" office:value="9821.8" calcext:value-type="float">
            <text:p>9.821,80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0-5</text:p>
          </table:table-cell>
          <table:table-cell table:style-name="ce5" office:value-type="string" calcext:value-type="string">
            <text:p>ANTONIO DOS SANTOS DE FREIT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992.46" calcext:value-type="float">
            <text:p>2.992,4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799.7" calcext:value-type="float">
            <text:p>15.799,70 </text:p>
          </table:table-cell>
          <table:table-cell table:style-name="ce7" office:value-type="float" office:value="-1211.3" calcext:value-type="float">
            <text:p>-1.211,30 </text:p>
          </table:table-cell>
          <table:table-cell table:style-name="ce7" office:value-type="float" office:value="-1811.15" calcext:value-type="float">
            <text:p>-1.811,1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22.45" calcext:value-type="float">
            <text:p>-3.022,45 </text:p>
          </table:table-cell>
          <table:table-cell table:style-name="ce7" office:value-type="float" office:value="12777.25" calcext:value-type="float">
            <text:p>12.777,2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442-1</text:p>
          </table:table-cell>
          <table:table-cell table:style-name="ce5" office:value-type="string" calcext:value-type="string">
            <text:p>ANTONIO HENRIQUE DE ALMEIDA CASTR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4391.06" calcext:value-type="float">
            <text:p>4.391,06 </text:p>
          </table:table-cell>
          <table:table-cell table:style-name="ce7" office:value-type="float" office:value="106.72" calcext:value-type="float">
            <text:p>106,7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4497.78" calcext:value-type="float">
            <text:p>4.497,78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139.05" calcext:value-type="float">
            <text:p>-139,0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139.05" calcext:value-type="float">
            <text:p>-139,05 </text:p>
          </table:table-cell>
          <table:table-cell table:style-name="ce7" office:value-type="float" office:value="4358.73" calcext:value-type="float">
            <text:p>4.358,7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4-8</text:p>
          </table:table-cell>
          <table:table-cell table:style-name="ce5" office:value-type="string" calcext:value-type="string">
            <text:p>ANTONIO RODRIGU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4279.61" calcext:value-type="float">
            <text:p>4.279,6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086.85" calcext:value-type="float">
            <text:p>17.086,85 </text:p>
          </table:table-cell>
          <table:table-cell table:style-name="ce7" office:value-type="float" office:value="-1423.68" calcext:value-type="float">
            <text:p>-1.423,68 </text:p>
          </table:table-cell>
          <table:table-cell table:style-name="ce7" office:value-type="float" office:value="-2321.7" calcext:value-type="float">
            <text:p>-2.321,7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745.38" calcext:value-type="float">
            <text:p>-3.745,38 </text:p>
          </table:table-cell>
          <table:table-cell table:style-name="ce7" office:value-type="float" office:value="13341.47" calcext:value-type="float">
            <text:p>13.341,4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26-1</text:p>
          </table:table-cell>
          <table:table-cell table:style-name="ce5" office:value-type="string" calcext:value-type="string">
            <text:p>ARYONE ALTINO FRANCO</text:p>
          </table:table-cell>
          <table:table-cell table:style-name="ce5" office:value-type="string" calcext:value-type="string">
            <text:p>ANALISTA ADMINISTRATIVO <text:s text:c="11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8011.16" calcext:value-type="float">
            <text:p>18.011,16 </text:p>
          </table:table-cell>
          <table:table-cell table:style-name="ce7" office:value-type="float" office:value="9797.68" calcext:value-type="float">
            <text:p>9.797,6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7808.84" calcext:value-type="float">
            <text:p>27.808,84 </text:p>
          </table:table-cell>
          <table:table-cell table:style-name="ce7" office:value-type="float" office:value="-3221.36" calcext:value-type="float">
            <text:p>-3.221,36 </text:p>
          </table:table-cell>
          <table:table-cell table:style-name="ce7" office:value-type="float" office:value="-4529.77" calcext:value-type="float">
            <text:p>-4.529,7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7751.13" calcext:value-type="float">
            <text:p>-7.751,13 </text:p>
          </table:table-cell>
          <table:table-cell table:style-name="ce7" office:value-type="float" office:value="20057.71" calcext:value-type="float">
            <text:p>20.057,7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78-3</text:p>
          </table:table-cell>
          <table:table-cell table:style-name="ce5" office:value-type="string" calcext:value-type="string">
            <text:p>AURIVAN CESARIO DE ARAUJO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672.7" calcext:value-type="float">
            <text:p>10.672,70 </text:p>
          </table:table-cell>
          <table:table-cell table:style-name="ce7" office:value-type="float" office:value="4230" calcext:value-type="float">
            <text:p>4.230,0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902.7" calcext:value-type="float">
            <text:p>14.902,70 </text:p>
          </table:table-cell>
          <table:table-cell table:style-name="ce7" office:value-type="float" office:value="-1063.29" calcext:value-type="float">
            <text:p>-1.063,29 </text:p>
          </table:table-cell>
          <table:table-cell table:style-name="ce7" office:value-type="float" office:value="-2386.24" calcext:value-type="float">
            <text:p>-2.386,2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449.53" calcext:value-type="float">
            <text:p>-3.449,53 </text:p>
          </table:table-cell>
          <table:table-cell table:style-name="ce7" office:value-type="float" office:value="11453.17" calcext:value-type="float">
            <text:p>11.453,1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697-7</text:p>
          </table:table-cell>
          <table:table-cell table:style-name="ce5" office:value-type="string" calcext:value-type="string">
            <text:p>BEETHOVEN BATISTA FILHO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5567.38" calcext:value-type="float">
            <text:p>15.567,38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5567.38" calcext:value-type="float">
            <text:p>15.567,38 </text:p>
          </table:table-cell>
          <table:table-cell table:style-name="ce7" office:value-type="float" office:value="-1172.96" calcext:value-type="float">
            <text:p>-1.172,96 </text:p>
          </table:table-cell>
          <table:table-cell table:style-name="ce7" office:value-type="float" office:value="-2907.14" calcext:value-type="float">
            <text:p>-2.907,1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080.1" calcext:value-type="float">
            <text:p>-4.080,10 </text:p>
          </table:table-cell>
          <table:table-cell table:style-name="ce7" office:value-type="float" office:value="11487.28" calcext:value-type="float">
            <text:p>11.487,2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19-4</text:p>
          </table:table-cell>
          <table:table-cell table:style-name="ce5" office:value-type="string" calcext:value-type="string">
            <text:p>CLARICE DA SILVA ASCENCO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2730.27" calcext:value-type="float">
            <text:p>2.730,2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937.73" calcext:value-type="float">
            <text:p>15.937,73 </text:p>
          </table:table-cell>
          <table:table-cell table:style-name="ce7" office:value-type="float" office:value="-1234.07" calcext:value-type="float">
            <text:p>-1.234,07 </text:p>
          </table:table-cell>
          <table:table-cell table:style-name="ce7" office:value-type="float" office:value="-2524.25" calcext:value-type="float">
            <text:p>-2.524,2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758.32" calcext:value-type="float">
            <text:p>-3.758,32 </text:p>
          </table:table-cell>
          <table:table-cell table:style-name="ce7" office:value-type="float" office:value="12179.41" calcext:value-type="float">
            <text:p>12.179,4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088-4</text:p>
          </table:table-cell>
          <table:table-cell table:style-name="ce5" office:value-type="string" calcext:value-type="string">
            <text:p>CLAUDIO DIVINO PEREIRA DINIZ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2570.18" calcext:value-type="float">
            <text:p>2.570,1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644.23" calcext:value-type="float">
            <text:p>15.644,23 </text:p>
          </table:table-cell>
          <table:table-cell table:style-name="ce7" office:value-type="float" office:value="-1185.64" calcext:value-type="float">
            <text:p>-1.185,64 </text:p>
          </table:table-cell>
          <table:table-cell table:style-name="ce7" office:value-type="float" office:value="-3027.97" calcext:value-type="float">
            <text:p>-3.027,9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213.61" calcext:value-type="float">
            <text:p>-4.213,61 </text:p>
          </table:table-cell>
          <table:table-cell table:style-name="ce7" office:value-type="float" office:value="11430.62" calcext:value-type="float">
            <text:p>11.430,6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877-0</text:p>
          </table:table-cell>
          <table:table-cell table:style-name="ce5" office:value-type="string" calcext:value-type="string">
            <text:p>CLEA LOPES MACEDO SOA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1307.31" calcext:value-type="float">
            <text:p>1.307,3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381.36" calcext:value-type="float">
            <text:p>14.381,36 </text:p>
          </table:table-cell>
          <table:table-cell table:style-name="ce7" office:value-type="float" office:value="-977.27" calcext:value-type="float">
            <text:p>-977,27 </text:p>
          </table:table-cell>
          <table:table-cell table:style-name="ce7" office:value-type="float" office:value="-2737.98" calcext:value-type="float">
            <text:p>-2.737,98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715.25" calcext:value-type="float">
            <text:p>-3.715,25 </text:p>
          </table:table-cell>
          <table:table-cell table:style-name="ce7" office:value-type="float" office:value="10666.11" calcext:value-type="float">
            <text:p>10.666,1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21-6</text:p>
          </table:table-cell>
          <table:table-cell table:style-name="ce5" office:value-type="string" calcext:value-type="string">
            <text:p>CLEONICE FERREIRA DE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4128.78" calcext:value-type="float">
            <text:p>4.128,7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202.83" calcext:value-type="float">
            <text:p>17.202,83 </text:p>
          </table:table-cell>
          <table:table-cell table:style-name="ce7" office:value-type="float" office:value="-1442.81" calcext:value-type="float">
            <text:p>-1.442,81 </text:p>
          </table:table-cell>
          <table:table-cell table:style-name="ce7" office:value-type="float" office:value="-2862.27" calcext:value-type="float">
            <text:p>-2.862,2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305.08" calcext:value-type="float">
            <text:p>-4.305,08 </text:p>
          </table:table-cell>
          <table:table-cell table:style-name="ce7" office:value-type="float" office:value="12897.75" calcext:value-type="float">
            <text:p>12.897,7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88-3</text:p>
          </table:table-cell>
          <table:table-cell table:style-name="ce5" office:value-type="string" calcext:value-type="string">
            <text:p>CONCEICAO DE MARIA C. DA FONSEC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160.09" calcext:value-type="float">
            <text:p>160,0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2967.33" calcext:value-type="float">
            <text:p>12.967,33 </text:p>
          </table:table-cell>
          <table:table-cell table:style-name="ce7" office:value-type="float" office:value="-751.29" calcext:value-type="float">
            <text:p>-751,29 </text:p>
          </table:table-cell>
          <table:table-cell table:style-name="ce7" office:value-type="float" office:value="-1939.81" calcext:value-type="float">
            <text:p>-1.939,81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691.1" calcext:value-type="float">
            <text:p>-2.691,10 </text:p>
          </table:table-cell>
          <table:table-cell table:style-name="ce7" office:value-type="float" office:value="10276.23" calcext:value-type="float">
            <text:p>10.276,2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88-7</text:p>
          </table:table-cell>
          <table:table-cell table:style-name="ce5" office:value-type="string" calcext:value-type="string">
            <text:p>CRISTINA AZEVEDO CAPANE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13.45" calcext:value-type="float">
            <text:p>213,4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020.69" calcext:value-type="float">
            <text:p>13.020,69 </text:p>
          </table:table-cell>
          <table:table-cell table:style-name="ce7" office:value-type="float" office:value="-759.03" calcext:value-type="float">
            <text:p>-759,03 </text:p>
          </table:table-cell>
          <table:table-cell table:style-name="ce7" office:value-type="float" office:value="-1952.36" calcext:value-type="float">
            <text:p>-1.952,3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711.39" calcext:value-type="float">
            <text:p>-2.711,39 </text:p>
          </table:table-cell>
          <table:table-cell table:style-name="ce7" office:value-type="float" office:value="10309.3" calcext:value-type="float">
            <text:p>10.309,30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557-6</text:p>
          </table:table-cell>
          <table:table-cell table:style-name="ce5" office:value-type="string" calcext:value-type="string">
            <text:p>DANIELLE MARIA SOLEDADE</text:p>
          </table:table-cell>
          <table:table-cell table:style-name="ce5" office:value-type="string" calcext:value-type="string">
            <text:p>ANALISTA DO MPU/CLINICA MEDIC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8058.07" calcext:value-type="float">
            <text:p>18.058,07 </text:p>
          </table:table-cell>
          <table:table-cell table:style-name="ce7" office:value-type="float" office:value="87.55" calcext:value-type="float">
            <text:p>87,5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8145.62" calcext:value-type="float">
            <text:p>18.145,62 </text:p>
          </table:table-cell>
          <table:table-cell table:style-name="ce7" office:value-type="float" office:value="-1598.37" calcext:value-type="float">
            <text:p>-1.598,37 </text:p>
          </table:table-cell>
          <table:table-cell table:style-name="ce7" office:value-type="float" office:value="-3499.17" calcext:value-type="float">
            <text:p>-3.499,1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5097.54" calcext:value-type="float">
            <text:p>-5.097,54 </text:p>
          </table:table-cell>
          <table:table-cell table:style-name="ce7" office:value-type="float" office:value="13048.08" calcext:value-type="float">
            <text:p>13.048,0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62-3</text:p>
          </table:table-cell>
          <table:table-cell table:style-name="ce5" office:value-type="string" calcext:value-type="string">
            <text:p>DEISE LUCIA DOMINGOS DUARTE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266.81" calcext:value-type="float">
            <text:p>266,8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340.86" calcext:value-type="float">
            <text:p>13.340,86 </text:p>
          </table:table-cell>
          <table:table-cell table:style-name="ce7" office:value-type="float" office:value="-805.59" calcext:value-type="float">
            <text:p>-805,59 </text:p>
          </table:table-cell>
          <table:table-cell table:style-name="ce7" office:value-type="float" office:value="-2499.06" calcext:value-type="float">
            <text:p>-2.499,0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304.65" calcext:value-type="float">
            <text:p>-3.304,65 </text:p>
          </table:table-cell>
          <table:table-cell table:style-name="ce7" office:value-type="float" office:value="10036.21" calcext:value-type="float">
            <text:p>10.036,2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96-4</text:p>
          </table:table-cell>
          <table:table-cell table:style-name="ce5" office:value-type="string" calcext:value-type="string">
            <text:p>DENISE BEATRIZ PETERSEN</text:p>
          </table:table-cell>
          <table:table-cell table:style-name="ce5" office:value-type="string" calcext:value-type="string">
            <text:p>ANALISTA DO MPU/DESENVOLVIMENTO DE SISTEMAS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21013.03" calcext:value-type="float">
            <text:p>21.013,03 </text:p>
          </table:table-cell>
          <table:table-cell table:style-name="ce7" office:value-type="float" office:value="175.1" calcext:value-type="float">
            <text:p>175,1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1188.13" calcext:value-type="float">
            <text:p>21.188,13 </text:p>
          </table:table-cell>
          <table:table-cell table:style-name="ce7" office:value-type="float" office:value="-2100.39" calcext:value-type="float">
            <text:p>-2.100,39 </text:p>
          </table:table-cell>
          <table:table-cell table:style-name="ce7" office:value-type="float" office:value="-4353.12" calcext:value-type="float">
            <text:p>-4.353,1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453.51" calcext:value-type="float">
            <text:p>-6.453,51 </text:p>
          </table:table-cell>
          <table:table-cell table:style-name="ce7" office:value-type="float" office:value="14734.62" calcext:value-type="float">
            <text:p>14.734,6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217-3</text:p>
          </table:table-cell>
          <table:table-cell table:style-name="ce5" office:value-type="string" calcext:value-type="string">
            <text:p>DENISE MARIA DA SILVA SARRAF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2365.67" calcext:value-type="float">
            <text:p>2.365,6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439.72" calcext:value-type="float">
            <text:p>15.439,72 </text:p>
          </table:table-cell>
          <table:table-cell table:style-name="ce7" office:value-type="float" office:value="-1212.06" calcext:value-type="float">
            <text:p>-1.212,06 </text:p>
          </table:table-cell>
          <table:table-cell table:style-name="ce7" office:value-type="float" office:value="-3116.87" calcext:value-type="float">
            <text:p>-3.116,8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328.93" calcext:value-type="float">
            <text:p>-4.328,93 </text:p>
          </table:table-cell>
          <table:table-cell table:style-name="ce7" office:value-type="float" office:value="11110.79" calcext:value-type="float">
            <text:p>11.110,79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65-8</text:p>
          </table:table-cell>
          <table:table-cell table:style-name="ce5" office:value-type="string" calcext:value-type="string">
            <text:p>DINARA FRANCO GONCALVES LIM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66.81" calcext:value-type="float">
            <text:p>266,8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-766.76" calcext:value-type="float">
            <text:p>-766,76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766.76" calcext:value-type="float">
            <text:p>-766,76 </text:p>
          </table:table-cell>
          <table:table-cell table:style-name="ce7" office:value-type="float" office:value="12307.29" calcext:value-type="float">
            <text:p>12.307,29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431-6</text:p>
          </table:table-cell>
          <table:table-cell table:style-name="ce5" office:value-type="string" calcext:value-type="string">
            <text:p>DINAURA GOMES DE ASSIS NOGUEIRA</text:p>
          </table:table-cell>
          <table:table-cell table:style-name="ce5" office:value-type="string" calcext:value-type="string">
            <text:p>ANALISTA DE DOCUMENTACAO <text:s text:c="6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20947.35" calcext:value-type="float">
            <text:p>20.947,35 </text:p>
          </table:table-cell>
          <table:table-cell table:style-name="ce7" office:value-type="float" office:value="4079.49" calcext:value-type="float">
            <text:p>4.079,4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5026.84" calcext:value-type="float">
            <text:p>25.026,84 </text:p>
          </table:table-cell>
          <table:table-cell table:style-name="ce7" office:value-type="float" office:value="-2733.77" calcext:value-type="float">
            <text:p>-2.733,77 </text:p>
          </table:table-cell>
          <table:table-cell table:style-name="ce7" office:value-type="float" office:value="-4710.99" calcext:value-type="float">
            <text:p>-4.710,99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7444.76" calcext:value-type="float">
            <text:p>-7.444,76 </text:p>
          </table:table-cell>
          <table:table-cell table:style-name="ce7" office:value-type="float" office:value="17582.08" calcext:value-type="float">
            <text:p>17.582,0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090-6</text:p>
          </table:table-cell>
          <table:table-cell table:style-name="ce5" office:value-type="string" calcext:value-type="string">
            <text:p>DJAIR DA CRUZ RAM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2472.4" calcext:value-type="float">
            <text:p>2.472,4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679.86" calcext:value-type="float">
            <text:p>15.679,86 </text:p>
          </table:table-cell>
          <table:table-cell table:style-name="ce7" office:value-type="float" office:value="-1251.69" calcext:value-type="float">
            <text:p>-1.251,69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251.69" calcext:value-type="float">
            <text:p>-1.251,69 </text:p>
          </table:table-cell>
          <table:table-cell table:style-name="ce7" office:value-type="float" office:value="14428.17" calcext:value-type="float">
            <text:p>14.428,1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74-1</text:p>
          </table:table-cell>
          <table:table-cell table:style-name="ce5" office:value-type="string" calcext:value-type="string">
            <text:p>DOMINGOS MARTINS BARBOSA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343.55" calcext:value-type="float">
            <text:p>11.343,55 </text:p>
          </table:table-cell>
          <table:table-cell table:style-name="ce7" office:value-type="float" office:value="8517.02" calcext:value-type="float">
            <text:p>8.517,0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9860.57" calcext:value-type="float">
            <text:p>19.860,57 </text:p>
          </table:table-cell>
          <table:table-cell table:style-name="ce7" office:value-type="float" office:value="-1881.34" calcext:value-type="float">
            <text:p>-1.881,34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881.34" calcext:value-type="float">
            <text:p>-1.881,34 </text:p>
          </table:table-cell>
          <table:table-cell table:style-name="ce7" office:value-type="float" office:value="17979.23" calcext:value-type="float">
            <text:p>17.979,2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389-7</text:p>
          </table:table-cell>
          <table:table-cell table:style-name="ce5" office:value-type="string" calcext:value-type="string">
            <text:p>DORIAN WAGNE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1058.34" calcext:value-type="float">
            <text:p>1.058,3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265.8" calcext:value-type="float">
            <text:p>14.265,80 </text:p>
          </table:table-cell>
          <table:table-cell table:style-name="ce7" office:value-type="float" office:value="-958.2" calcext:value-type="float">
            <text:p>-958,20 </text:p>
          </table:table-cell>
          <table:table-cell table:style-name="ce7" office:value-type="float" office:value="-2763.59" calcext:value-type="float">
            <text:p>-2.763,59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721.79" calcext:value-type="float">
            <text:p>-3.721,79 </text:p>
          </table:table-cell>
          <table:table-cell table:style-name="ce7" office:value-type="float" office:value="10544.01" calcext:value-type="float">
            <text:p>10.544,0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245-9</text:p>
          </table:table-cell>
          <table:table-cell table:style-name="ce5" office:value-type="string" calcext:value-type="string">
            <text:p>EDINEA CRISTINA ALV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8280.23" calcext:value-type="float">
            <text:p>8.280,23 </text:p>
          </table:table-cell>
          <table:table-cell table:style-name="ce7" office:value-type="float" office:value="942.7" calcext:value-type="float">
            <text:p>942,7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9222.93" calcext:value-type="float">
            <text:p>9.222,93 </text:p>
          </table:table-cell>
          <table:table-cell table:style-name="ce7" office:value-type="float" office:value="-314.09" calcext:value-type="float">
            <text:p>-314,09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314.09" calcext:value-type="float">
            <text:p>-314,09 </text:p>
          </table:table-cell>
          <table:table-cell table:style-name="ce7" office:value-type="float" office:value="8908.84" calcext:value-type="float">
            <text:p>8.908,8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44-1</text:p>
          </table:table-cell>
          <table:table-cell table:style-name="ce5" office:value-type="string" calcext:value-type="string">
            <text:p>EDNA MARIA RODRIGUES DOS SANTOS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7861.08" calcext:value-type="float">
            <text:p>17.861,08 </text:p>
          </table:table-cell>
          <table:table-cell table:style-name="ce7" office:value-type="float" office:value="4803.02" calcext:value-type="float">
            <text:p>4.803,0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2664.1" calcext:value-type="float">
            <text:p>22.664,10 </text:p>
          </table:table-cell>
          <table:table-cell table:style-name="ce7" office:value-type="float" office:value="-2343.92" calcext:value-type="float">
            <text:p>-2.343,92 </text:p>
          </table:table-cell>
          <table:table-cell table:style-name="ce7" office:value-type="float" office:value="-4168.45" calcext:value-type="float">
            <text:p>-4.168,4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512.37" calcext:value-type="float">
            <text:p>-6.512,37 </text:p>
          </table:table-cell>
          <table:table-cell table:style-name="ce7" office:value-type="float" office:value="16151.73" calcext:value-type="float">
            <text:p>16.151,7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912-1</text:p>
          </table:table-cell>
          <table:table-cell table:style-name="ce5" office:value-type="string" calcext:value-type="string">
            <text:p>EDUARDO PAULO RIGOT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578.08" calcext:value-type="float">
            <text:p>578,0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785.54" calcext:value-type="float">
            <text:p>13.785,54 </text:p>
          </table:table-cell>
          <table:table-cell table:style-name="ce7" office:value-type="float" office:value="-1119.61" calcext:value-type="float">
            <text:p>-1.119,61 </text:p>
          </table:table-cell>
          <table:table-cell table:style-name="ce7" office:value-type="float" office:value="-2464.62" calcext:value-type="float">
            <text:p>-2.464,6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584.23" calcext:value-type="float">
            <text:p>-3.584,23 </text:p>
          </table:table-cell>
          <table:table-cell table:style-name="ce7" office:value-type="float" office:value="10201.31" calcext:value-type="float">
            <text:p>10.201,3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460-5</text:p>
          </table:table-cell>
          <table:table-cell table:style-name="ce5" office:value-type="string" calcext:value-type="string">
            <text:p>ELAINE APARECIDA TEIX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4246.15" calcext:value-type="float">
            <text:p>4.246,1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320.2" calcext:value-type="float">
            <text:p>17.320,20 </text:p>
          </table:table-cell>
          <table:table-cell table:style-name="ce7" office:value-type="float" office:value="-1462.18" calcext:value-type="float">
            <text:p>-1.462,18 </text:p>
          </table:table-cell>
          <table:table-cell table:style-name="ce7" office:value-type="float" office:value="-3464.95" calcext:value-type="float">
            <text:p>-3.464,9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927.13" calcext:value-type="float">
            <text:p>-4.927,13 </text:p>
          </table:table-cell>
          <table:table-cell table:style-name="ce7" office:value-type="float" office:value="12393.07" calcext:value-type="float">
            <text:p>12.393,0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221-1</text:p>
          </table:table-cell>
          <table:table-cell table:style-name="ce5" office:value-type="string" calcext:value-type="string">
            <text:p>ELIZABETH ZIMMERMANN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5078.15" calcext:value-type="float">
            <text:p>5.078,1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8152.2" calcext:value-type="float">
            <text:p>18.152,20 </text:p>
          </table:table-cell>
          <table:table-cell table:style-name="ce7" office:value-type="float" office:value="-1599.46" calcext:value-type="float">
            <text:p>-1.599,46 </text:p>
          </table:table-cell>
          <table:table-cell table:style-name="ce7" office:value-type="float" office:value="-3132.4" calcext:value-type="float">
            <text:p>-3.132,4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731.86" calcext:value-type="float">
            <text:p>-4.731,86 </text:p>
          </table:table-cell>
          <table:table-cell table:style-name="ce7" office:value-type="float" office:value="13420.34" calcext:value-type="float">
            <text:p>13.420,3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67-1</text:p>
          </table:table-cell>
          <table:table-cell table:style-name="ce5" office:value-type="string" calcext:value-type="string">
            <text:p>EVANIR RABELO SALOMA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21669.68" calcext:value-type="float">
            <text:p>21.669,68 </text:p>
          </table:table-cell>
          <table:table-cell table:style-name="ce7" office:value-type="float" office:value="8283.89" calcext:value-type="float">
            <text:p>8.283,8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9953.57" calcext:value-type="float">
            <text:p>29.953,57 </text:p>
          </table:table-cell>
          <table:table-cell table:style-name="ce7" office:value-type="float" office:value="-3628.86" calcext:value-type="float">
            <text:p>-3.628,86 </text:p>
          </table:table-cell>
          <table:table-cell table:style-name="ce7" office:value-type="float" office:value="-5819.7" calcext:value-type="float">
            <text:p>-5.819,7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9448.56" calcext:value-type="float">
            <text:p>-9.448,56 </text:p>
          </table:table-cell>
          <table:table-cell table:style-name="ce7" office:value-type="float" office:value="20505.01" calcext:value-type="float">
            <text:p>20.505,0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552-1</text:p>
          </table:table-cell>
          <table:table-cell table:style-name="ce5" office:value-type="string" calcext:value-type="string">
            <text:p>EVILAZIO JOSE DOS SANTOS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283.88" calcext:value-type="float">
            <text:p>12.283,88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2283.88" calcext:value-type="float">
            <text:p>12.283,88 </text:p>
          </table:table-cell>
          <table:table-cell table:style-name="ce7" office:value-type="float" office:value="-652.19" calcext:value-type="float">
            <text:p>-652,19 </text:p>
          </table:table-cell>
          <table:table-cell table:style-name="ce7" office:value-type="float" office:value="-2302.71" calcext:value-type="float">
            <text:p>-2.302,71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954.9" calcext:value-type="float">
            <text:p>-2.954,90 </text:p>
          </table:table-cell>
          <table:table-cell table:style-name="ce7" office:value-type="float" office:value="9328.98" calcext:value-type="float">
            <text:p>9.328,9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96-1</text:p>
          </table:table-cell>
          <table:table-cell table:style-name="ce5" office:value-type="string" calcext:value-type="string">
            <text:p>EZILDA MARIA DE CARVALHO MONTEIRO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099.61" calcext:value-type="float">
            <text:p>11.099,61 </text:p>
          </table:table-cell>
          <table:table-cell table:style-name="ce7" office:value-type="float" office:value="2374.58" calcext:value-type="float">
            <text:p>2.374,5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474.19" calcext:value-type="float">
            <text:p>13.474,19 </text:p>
          </table:table-cell>
          <table:table-cell table:style-name="ce7" office:value-type="float" office:value="-827.59" calcext:value-type="float">
            <text:p>-827,59 </text:p>
          </table:table-cell>
          <table:table-cell table:style-name="ce7" office:value-type="float" office:value="-2058.22" calcext:value-type="float">
            <text:p>-2.058,2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885.81" calcext:value-type="float">
            <text:p>-2.885,81 </text:p>
          </table:table-cell>
          <table:table-cell table:style-name="ce7" office:value-type="float" office:value="10588.38" calcext:value-type="float">
            <text:p>10.588,3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000-6</text:p>
          </table:table-cell>
          <table:table-cell table:style-name="ce5" office:value-type="string" calcext:value-type="string">
            <text:p>GILZA CASTRO FARIA FIGUEIRA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8250.2" calcext:value-type="float">
            <text:p>8.250,2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1324.25" calcext:value-type="float">
            <text:p>21.324,25 </text:p>
          </table:table-cell>
          <table:table-cell table:style-name="ce7" office:value-type="float" office:value="-2122.85" calcext:value-type="float">
            <text:p>-2.122,85 </text:p>
          </table:table-cell>
          <table:table-cell table:style-name="ce7" office:value-type="float" office:value="-3808.65" calcext:value-type="float">
            <text:p>-3.808,6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5931.5" calcext:value-type="float">
            <text:p>-5.931,50 </text:p>
          </table:table-cell>
          <table:table-cell table:style-name="ce7" office:value-type="float" office:value="15392.75" calcext:value-type="float">
            <text:p>15.392,7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455-3</text:p>
          </table:table-cell>
          <table:table-cell table:style-name="ce5" office:value-type="string" calcext:value-type="string">
            <text:p>HENRIQUE EPIFANI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13.45" calcext:value-type="float">
            <text:p>213,4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020.69" calcext:value-type="float">
            <text:p>13.020,69 </text:p>
          </table:table-cell>
          <table:table-cell table:style-name="ce7" office:value-type="float" office:value="-759.03" calcext:value-type="float">
            <text:p>-759,03 </text:p>
          </table:table-cell>
          <table:table-cell table:style-name="ce7" office:value-type="float" office:value="-2475.95" calcext:value-type="float">
            <text:p>-2.475,9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234.98" calcext:value-type="float">
            <text:p>-3.234,98 </text:p>
          </table:table-cell>
          <table:table-cell table:style-name="ce7" office:value-type="float" office:value="9785.71" calcext:value-type="float">
            <text:p>9.785,7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554-1</text:p>
          </table:table-cell>
          <table:table-cell table:style-name="ce5" office:value-type="string" calcext:value-type="string">
            <text:p>HILDA MARIA LUCAS DUT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1120.63" calcext:value-type="float">
            <text:p>1.120,63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194.68" calcext:value-type="float">
            <text:p>14.194,68 </text:p>
          </table:table-cell>
          <table:table-cell table:style-name="ce7" office:value-type="float" office:value="-946.47" calcext:value-type="float">
            <text:p>-946,47 </text:p>
          </table:table-cell>
          <table:table-cell table:style-name="ce7" office:value-type="float" office:value="-2223.66" calcext:value-type="float">
            <text:p>-2.223,6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170.13" calcext:value-type="float">
            <text:p>-3.170,13 </text:p>
          </table:table-cell>
          <table:table-cell table:style-name="ce7" office:value-type="float" office:value="11024.55" calcext:value-type="float">
            <text:p>11.024,5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616-5</text:p>
          </table:table-cell>
          <table:table-cell table:style-name="ce5" office:value-type="string" calcext:value-type="string">
            <text:p>IRENE MARCOS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-786.11" calcext:value-type="float">
            <text:p>-786,11 </text:p>
          </table:table-cell>
          <table:table-cell table:style-name="ce7" office:value-type="float" office:value="-1996.27" calcext:value-type="float">
            <text:p>-1.996,2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782.38" calcext:value-type="float">
            <text:p>-2.782,38 </text:p>
          </table:table-cell>
          <table:table-cell table:style-name="ce7" office:value-type="float" office:value="10425.08" calcext:value-type="float">
            <text:p>10.425,0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61-1</text:p>
          </table:table-cell>
          <table:table-cell table:style-name="ce5" office:value-type="string" calcext:value-type="string">
            <text:p>IVANILDA ALVES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586.99" calcext:value-type="float">
            <text:p>586,9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794.45" calcext:value-type="float">
            <text:p>13.794,45 </text:p>
          </table:table-cell>
          <table:table-cell table:style-name="ce7" office:value-type="float" office:value="-880.43" calcext:value-type="float">
            <text:p>-880,43 </text:p>
          </table:table-cell>
          <table:table-cell table:style-name="ce7" office:value-type="float" office:value="-2551.08" calcext:value-type="float">
            <text:p>-2.551,08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431.51" calcext:value-type="float">
            <text:p>-3.431,51 </text:p>
          </table:table-cell>
          <table:table-cell table:style-name="ce7" office:value-type="float" office:value="10362.94" calcext:value-type="float">
            <text:p>10.362,9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8-1</text:p>
          </table:table-cell>
          <table:table-cell table:style-name="ce5" office:value-type="string" calcext:value-type="string">
            <text:p>JAYME AUGUSTO BARBOSA FILHO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21013.03" calcext:value-type="float">
            <text:p>21.013,03 </text:p>
          </table:table-cell>
          <table:table-cell table:style-name="ce7" office:value-type="float" office:value="4852.56" calcext:value-type="float">
            <text:p>4.852,5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5865.59" calcext:value-type="float">
            <text:p>25.865,59 </text:p>
          </table:table-cell>
          <table:table-cell table:style-name="ce7" office:value-type="float" office:value="-2872.17" calcext:value-type="float">
            <text:p>-2.872,17 </text:p>
          </table:table-cell>
          <table:table-cell table:style-name="ce7" office:value-type="float" office:value="-4903.59" calcext:value-type="float">
            <text:p>-4.903,59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7775.76" calcext:value-type="float">
            <text:p>-7.775,76 </text:p>
          </table:table-cell>
          <table:table-cell table:style-name="ce7" office:value-type="float" office:value="18089.83" calcext:value-type="float">
            <text:p>18.089,8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63-1</text:p>
          </table:table-cell>
          <table:table-cell table:style-name="ce5" office:value-type="string" calcext:value-type="string">
            <text:p>JORGE MARQUES DA FONSEC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266.81" calcext:value-type="float">
            <text:p>266,8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340.86" calcext:value-type="float">
            <text:p>13.340,86 </text:p>
          </table:table-cell>
          <table:table-cell table:style-name="ce7" office:value-type="float" office:value="-805.59" calcext:value-type="float">
            <text:p>-805,59 </text:p>
          </table:table-cell>
          <table:table-cell table:style-name="ce7" office:value-type="float" office:value="-2027.6" calcext:value-type="float">
            <text:p>-2.027,6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833.19" calcext:value-type="float">
            <text:p>-2.833,19 </text:p>
          </table:table-cell>
          <table:table-cell table:style-name="ce7" office:value-type="float" office:value="10507.67" calcext:value-type="float">
            <text:p>10.507,6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1-3</text:p>
          </table:table-cell>
          <table:table-cell table:style-name="ce5" office:value-type="string" calcext:value-type="string">
            <text:p>JOSE DE OLIVEIRA TONH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3041.19" calcext:value-type="float">
            <text:p>3.041,1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6115.24" calcext:value-type="float">
            <text:p>16.115,24 </text:p>
          </table:table-cell>
          <table:table-cell table:style-name="ce7" office:value-type="float" office:value="-1263.36" calcext:value-type="float">
            <text:p>-1.263,36 </text:p>
          </table:table-cell>
          <table:table-cell table:style-name="ce7" office:value-type="float" office:value="-3136.12" calcext:value-type="float">
            <text:p>-3.136,1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399.48" calcext:value-type="float">
            <text:p>-4.399,48 </text:p>
          </table:table-cell>
          <table:table-cell table:style-name="ce7" office:value-type="float" office:value="11715.76" calcext:value-type="float">
            <text:p>11.715,7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619-5</text:p>
          </table:table-cell>
          <table:table-cell table:style-name="ce5" office:value-type="string" calcext:value-type="string">
            <text:p>JOSE GONCALVES GOMES</text:p>
          </table:table-cell>
          <table:table-cell table:style-name="ce5" office:value-type="string" calcext:value-type="string">
            <text:p>ANALISTA DO MPU/ODONTOLOGI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21669.68" calcext:value-type="float">
            <text:p>21.669,68 </text:p>
          </table:table-cell>
          <table:table-cell table:style-name="ce7" office:value-type="float" office:value="350.21" calcext:value-type="float">
            <text:p>350,2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2019.89" calcext:value-type="float">
            <text:p>22.019,89 </text:p>
          </table:table-cell>
          <table:table-cell table:style-name="ce7" office:value-type="float" office:value="-2237.63" calcext:value-type="float">
            <text:p>-2.237,63 </text:p>
          </table:table-cell>
          <table:table-cell table:style-name="ce7" office:value-type="float" office:value="-4439.84" calcext:value-type="float">
            <text:p>-4.439,8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677.47" calcext:value-type="float">
            <text:p>-6.677,47 </text:p>
          </table:table-cell>
          <table:table-cell table:style-name="ce7" office:value-type="float" office:value="15342.42" calcext:value-type="float">
            <text:p>15.342,4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3-0</text:p>
          </table:table-cell>
          <table:table-cell table:style-name="ce5" office:value-type="string" calcext:value-type="string">
            <text:p>JOSE VALTER LOPES FERR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3143.29" calcext:value-type="float">
            <text:p>3.143,2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6217.34" calcext:value-type="float">
            <text:p>16.217,34 </text:p>
          </table:table-cell>
          <table:table-cell table:style-name="ce7" office:value-type="float" office:value="-1280.21" calcext:value-type="float">
            <text:p>-1.280,21 </text:p>
          </table:table-cell>
          <table:table-cell table:style-name="ce7" office:value-type="float" office:value="-3159.57" calcext:value-type="float">
            <text:p>-3.159,5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439.78" calcext:value-type="float">
            <text:p>-4.439,78 </text:p>
          </table:table-cell>
          <table:table-cell table:style-name="ce7" office:value-type="float" office:value="11777.56" calcext:value-type="float">
            <text:p>11.777,5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430-8</text:p>
          </table:table-cell>
          <table:table-cell table:style-name="ce5" office:value-type="string" calcext:value-type="string">
            <text:p>JOSEVANE SILVA LEITE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4446.45" calcext:value-type="float">
            <text:p>14.446,45 </text:p>
          </table:table-cell>
          <table:table-cell table:style-name="ce7" office:value-type="float" office:value="525.32" calcext:value-type="float">
            <text:p>525,3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971.77" calcext:value-type="float">
            <text:p>14.971,77 </text:p>
          </table:table-cell>
          <table:table-cell table:style-name="ce7" office:value-type="float" office:value="-1074.69" calcext:value-type="float">
            <text:p>-1.074,69 </text:p>
          </table:table-cell>
          <table:table-cell table:style-name="ce7" office:value-type="float" office:value="-2770.37" calcext:value-type="float">
            <text:p>-2.770,3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845.06" calcext:value-type="float">
            <text:p>-3.845,06 </text:p>
          </table:table-cell>
          <table:table-cell table:style-name="ce7" office:value-type="float" office:value="11126.71" calcext:value-type="float">
            <text:p>11.126,7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197-5</text:p>
          </table:table-cell>
          <table:table-cell table:style-name="ce5" office:value-type="string" calcext:value-type="string">
            <text:p>LAFAIETE DE SA GUIMARAES</text:p>
          </table:table-cell>
          <table:table-cell table:style-name="ce5" office:value-type="string" calcext:value-type="string">
            <text:p>TECNICO DO MPU/TECNOLOGIA DA INFORMAÇÃO E COMUNIC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9808.47" calcext:value-type="float">
            <text:p>9.808,47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9808.47" calcext:value-type="float">
            <text:p>9.808,47 </text:p>
          </table:table-cell>
          <table:table-cell table:style-name="ce7" office:value-type="float" office:value="-293.25" calcext:value-type="float">
            <text:p>-293,25 </text:p>
          </table:table-cell>
          <table:table-cell table:style-name="ce7" office:value-type="float" office:value="-1334.85" calcext:value-type="float">
            <text:p>-1.334,8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1628.1" calcext:value-type="float">
            <text:p>-1.628,10 </text:p>
          </table:table-cell>
          <table:table-cell table:style-name="ce7" office:value-type="float" office:value="8180.37" calcext:value-type="float">
            <text:p>8.180,3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0-7</text:p>
          </table:table-cell>
          <table:table-cell table:style-name="ce5" office:value-type="string" calcext:value-type="string">
            <text:p>LUCIA MARIA MARQUES DE ALMEID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9411.26" calcext:value-type="float">
            <text:p>9.411,2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2485.31" calcext:value-type="float">
            <text:p>22.485,31 </text:p>
          </table:table-cell>
          <table:table-cell table:style-name="ce7" office:value-type="float" office:value="-2314.42" calcext:value-type="float">
            <text:p>-2.314,42 </text:p>
          </table:table-cell>
          <table:table-cell table:style-name="ce7" office:value-type="float" office:value="-4127.4" calcext:value-type="float">
            <text:p>-4.127,4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441.82" calcext:value-type="float">
            <text:p>-6.441,82 </text:p>
          </table:table-cell>
          <table:table-cell table:style-name="ce7" office:value-type="float" office:value="16043.49" calcext:value-type="float">
            <text:p>16.043,49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1-5</text:p>
          </table:table-cell>
          <table:table-cell table:style-name="ce5" office:value-type="string" calcext:value-type="string">
            <text:p>LUIZ ANTONI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4395.6" calcext:value-type="float">
            <text:p>4.395,6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202.84" calcext:value-type="float">
            <text:p>17.202,84 </text:p>
          </table:table-cell>
          <table:table-cell table:style-name="ce7" office:value-type="float" office:value="-1442.81" calcext:value-type="float">
            <text:p>-1.442,81 </text:p>
          </table:table-cell>
          <table:table-cell table:style-name="ce7" office:value-type="float" office:value="-2914.41" calcext:value-type="float">
            <text:p>-2.914,41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357.22" calcext:value-type="float">
            <text:p>-4.357,22 </text:p>
          </table:table-cell>
          <table:table-cell table:style-name="ce7" office:value-type="float" office:value="12845.62" calcext:value-type="float">
            <text:p>12.845,6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685-8</text:p>
          </table:table-cell>
          <table:table-cell table:style-name="ce5" office:value-type="string" calcext:value-type="string">
            <text:p>LUIZ MARCELO JULIO JACQUES</text:p>
          </table:table-cell>
          <table:table-cell table:style-name="ce5" office:value-type="string" calcext:value-type="string">
            <text:p>TECNICO DO MPU/SEGURANÇA INSTITUCIONAL E TRANSPORTE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9049.13" calcext:value-type="float">
            <text:p>9.049,13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9049.13" calcext:value-type="float">
            <text:p>9.049,13 </text:p>
          </table:table-cell>
          <table:table-cell table:style-name="ce7" office:value-type="float" office:value="-183.15" calcext:value-type="float">
            <text:p>-183,15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83.15" calcext:value-type="float">
            <text:p>-183,15 </text:p>
          </table:table-cell>
          <table:table-cell table:style-name="ce7" office:value-type="float" office:value="8865.98" calcext:value-type="float">
            <text:p>8.865,9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2-3</text:p>
          </table:table-cell>
          <table:table-cell table:style-name="ce5" office:value-type="string" calcext:value-type="string">
            <text:p>LUZIA APARECIDA DA SILVA</text:p>
          </table:table-cell>
          <table:table-cell table:style-name="ce5" office:value-type="string" calcext:value-type="string">
            <text:p>TECNICO DE SERVICOS GERAIS 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099.61" calcext:value-type="float">
            <text:p>11.099,61 </text:p>
          </table:table-cell>
          <table:table-cell table:style-name="ce7" office:value-type="float" office:value="907.17" calcext:value-type="float">
            <text:p>907,1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2006.78" calcext:value-type="float">
            <text:p>12.006,78 </text:p>
          </table:table-cell>
          <table:table-cell table:style-name="ce7" office:value-type="float" office:value="-612.01" calcext:value-type="float">
            <text:p>-612,01 </text:p>
          </table:table-cell>
          <table:table-cell table:style-name="ce7" office:value-type="float" office:value="-1713.96" calcext:value-type="float">
            <text:p>-1.713,9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325.97" calcext:value-type="float">
            <text:p>-2.325,97 </text:p>
          </table:table-cell>
          <table:table-cell table:style-name="ce7" office:value-type="float" office:value="9680.81" calcext:value-type="float">
            <text:p>9.680,8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3-1</text:p>
          </table:table-cell>
          <table:table-cell table:style-name="ce5" office:value-type="string" calcext:value-type="string">
            <text:p>MANOEL MAURICIO DE ARAUJO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977.63" calcext:value-type="float">
            <text:p>10.977,63 </text:p>
          </table:table-cell>
          <table:table-cell table:style-name="ce7" office:value-type="float" office:value="3210.55" calcext:value-type="float">
            <text:p>3.210,5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188.18" calcext:value-type="float">
            <text:p>14.188,18 </text:p>
          </table:table-cell>
          <table:table-cell table:style-name="ce7" office:value-type="float" office:value="-945.39" calcext:value-type="float">
            <text:p>-945,39 </text:p>
          </table:table-cell>
          <table:table-cell table:style-name="ce7" office:value-type="float" office:value="-2170.03" calcext:value-type="float">
            <text:p>-2.170,0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115.42" calcext:value-type="float">
            <text:p>-3.115,42 </text:p>
          </table:table-cell>
          <table:table-cell table:style-name="ce7" office:value-type="float" office:value="11072.76" calcext:value-type="float">
            <text:p>11.072,7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214-9</text:p>
          </table:table-cell>
          <table:table-cell table:style-name="ce5" office:value-type="string" calcext:value-type="string">
            <text:p>MÁRI LÚCIA ANTUNES FERNAND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4373.77" calcext:value-type="float">
            <text:p>4.373,7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447.82" calcext:value-type="float">
            <text:p>17.447,82 </text:p>
          </table:table-cell>
          <table:table-cell table:style-name="ce7" office:value-type="float" office:value="-1483.24" calcext:value-type="float">
            <text:p>-1.483,24 </text:p>
          </table:table-cell>
          <table:table-cell table:style-name="ce7" office:value-type="float" office:value="-3442.12" calcext:value-type="float">
            <text:p>-3.442,1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925.36" calcext:value-type="float">
            <text:p>-4.925,36 </text:p>
          </table:table-cell>
          <table:table-cell table:style-name="ce7" office:value-type="float" office:value="12522.46" calcext:value-type="float">
            <text:p>12.522,4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5-8</text:p>
          </table:table-cell>
          <table:table-cell table:style-name="ce5" office:value-type="string" calcext:value-type="string">
            <text:p>MARIA APPARECIDA BAPTIS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060.04" calcext:value-type="float">
            <text:p>10.060,04 </text:p>
          </table:table-cell>
          <table:table-cell table:style-name="ce7" office:value-type="float" office:value="2536.26" calcext:value-type="float">
            <text:p>2.536,2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2596.3" calcext:value-type="float">
            <text:p>12.596,30 </text:p>
          </table:table-cell>
          <table:table-cell table:style-name="ce7" office:value-type="float" office:value="-697.49" calcext:value-type="float">
            <text:p>-697,49 </text:p>
          </table:table-cell>
          <table:table-cell table:style-name="ce7" office:value-type="float" office:value="-1852.57" calcext:value-type="float">
            <text:p>-1.852,5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550.06" calcext:value-type="float">
            <text:p>-2.550,06 </text:p>
          </table:table-cell>
          <table:table-cell table:style-name="ce7" office:value-type="float" office:value="10046.24" calcext:value-type="float">
            <text:p>10.046,2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64-3</text:p>
          </table:table-cell>
          <table:table-cell table:style-name="ce5" office:value-type="string" calcext:value-type="string">
            <text:p>MARIA ARGENTINA CARVALHO MOTTA</text:p>
          </table:table-cell>
          <table:table-cell table:style-name="ce5" office:value-type="string" calcext:value-type="string">
            <text:p>ANALISTA ADMINISTRATIVO <text:s text:c="11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7148.55" calcext:value-type="float">
            <text:p>17.148,55 </text:p>
          </table:table-cell>
          <table:table-cell table:style-name="ce7" office:value-type="float" office:value="2572.28" calcext:value-type="float">
            <text:p>2.572,2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9720.83" calcext:value-type="float">
            <text:p>19.720,83 </text:p>
          </table:table-cell>
          <table:table-cell table:style-name="ce7" office:value-type="float" office:value="-1858.28" calcext:value-type="float">
            <text:p>-1.858,28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858.28" calcext:value-type="float">
            <text:p>-1.858,28 </text:p>
          </table:table-cell>
          <table:table-cell table:style-name="ce7" office:value-type="float" office:value="17862.55" calcext:value-type="float">
            <text:p>17.862,5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6-6</text:p>
          </table:table-cell>
          <table:table-cell table:style-name="ce5" office:value-type="string" calcext:value-type="string">
            <text:p>MARIA CLEUZA OLIVEIRA RODRIGU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1271.79" calcext:value-type="float">
            <text:p>1.271,7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079.03" calcext:value-type="float">
            <text:p>14.079,03 </text:p>
          </table:table-cell>
          <table:table-cell table:style-name="ce7" office:value-type="float" office:value="-927.38" calcext:value-type="float">
            <text:p>-927,38 </text:p>
          </table:table-cell>
          <table:table-cell table:style-name="ce7" office:value-type="float" office:value="-2092.83" calcext:value-type="float">
            <text:p>-2.092,8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20.21" calcext:value-type="float">
            <text:p>-3.020,21 </text:p>
          </table:table-cell>
          <table:table-cell table:style-name="ce7" office:value-type="float" office:value="11058.82" calcext:value-type="float">
            <text:p>11.058,8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08-2</text:p>
          </table:table-cell>
          <table:table-cell table:style-name="ce5" office:value-type="string" calcext:value-type="string">
            <text:p>MARIA DA PAZ PAIVA</text:p>
          </table:table-cell>
          <table:table-cell table:style-name="ce5" office:value-type="string" calcext:value-type="string">
            <text:p>TECNICO DE SERVICOS GERAIS 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533.63" calcext:value-type="float">
            <text:p>533,63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340.87" calcext:value-type="float">
            <text:p>13.340,87 </text:p>
          </table:table-cell>
          <table:table-cell table:style-name="ce7" office:value-type="float" office:value="-805.59" calcext:value-type="float">
            <text:p>-805,59 </text:p>
          </table:table-cell>
          <table:table-cell table:style-name="ce7" office:value-type="float" office:value="-2027.6" calcext:value-type="float">
            <text:p>-2.027,6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833.19" calcext:value-type="float">
            <text:p>-2.833,19 </text:p>
          </table:table-cell>
          <table:table-cell table:style-name="ce7" office:value-type="float" office:value="10507.68" calcext:value-type="float">
            <text:p>10.507,6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596-2</text:p>
          </table:table-cell>
          <table:table-cell table:style-name="ce5" office:value-type="string" calcext:value-type="string">
            <text:p>MARIA DAS GRAÇAS COLLI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631.43" calcext:value-type="float">
            <text:p>631,43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705.48" calcext:value-type="float">
            <text:p>13.705,48 </text:p>
          </table:table-cell>
          <table:table-cell table:style-name="ce7" office:value-type="float" office:value="-1349.41" calcext:value-type="float">
            <text:p>-1.349,41 </text:p>
          </table:table-cell>
          <table:table-cell table:style-name="ce7" office:value-type="float" office:value="-2784.42" calcext:value-type="float">
            <text:p>-2.784,4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133.83" calcext:value-type="float">
            <text:p>-4.133,83 </text:p>
          </table:table-cell>
          <table:table-cell table:style-name="ce7" office:value-type="float" office:value="9571.65" calcext:value-type="float">
            <text:p>9.571,6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10-4</text:p>
          </table:table-cell>
          <table:table-cell table:style-name="ce5" office:value-type="string" calcext:value-type="string">
            <text:p>MARIA DOS SANTOS BORGES DE ALENCAR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1680.85" calcext:value-type="float">
            <text:p>1.680,8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488.09" calcext:value-type="float">
            <text:p>14.488,09 </text:p>
          </table:table-cell>
          <table:table-cell table:style-name="ce7" office:value-type="float" office:value="-994.88" calcext:value-type="float">
            <text:p>-994,88 </text:p>
          </table:table-cell>
          <table:table-cell table:style-name="ce7" office:value-type="float" office:value="-2762.49" calcext:value-type="float">
            <text:p>-2.762,49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757.37" calcext:value-type="float">
            <text:p>-3.757,37 </text:p>
          </table:table-cell>
          <table:table-cell table:style-name="ce7" office:value-type="float" office:value="10730.72" calcext:value-type="float">
            <text:p>10.730,7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11-2</text:p>
          </table:table-cell>
          <table:table-cell table:style-name="ce5" office:value-type="string" calcext:value-type="string">
            <text:p>MARIA EGIDIA MELO PASS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3654.34" calcext:value-type="float">
            <text:p>3.654,3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6461.58" calcext:value-type="float">
            <text:p>16.461,58 </text:p>
          </table:table-cell>
          <table:table-cell table:style-name="ce7" office:value-type="float" office:value="-1320.51" calcext:value-type="float">
            <text:p>-1.320,51 </text:p>
          </table:table-cell>
          <table:table-cell table:style-name="ce7" office:value-type="float" office:value="-2744.19" calcext:value-type="float">
            <text:p>-2.744,19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064.7" calcext:value-type="float">
            <text:p>-4.064,70 </text:p>
          </table:table-cell>
          <table:table-cell table:style-name="ce7" office:value-type="float" office:value="12396.88" calcext:value-type="float">
            <text:p>12.396,8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90-9</text:p>
          </table:table-cell>
          <table:table-cell table:style-name="ce5" office:value-type="string" calcext:value-type="string">
            <text:p>MARIA ELIANA SIMÕES MOTA EGGER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426.9" calcext:value-type="float">
            <text:p>426,90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500.95" calcext:value-type="float">
            <text:p>13.500,95 </text:p>
          </table:table-cell>
          <table:table-cell table:style-name="ce7" office:value-type="float" office:value="-832" calcext:value-type="float">
            <text:p>-832,00 </text:p>
          </table:table-cell>
          <table:table-cell table:style-name="ce7" office:value-type="float" office:value="-2064.36" calcext:value-type="float">
            <text:p>-2.064,3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896.36" calcext:value-type="float">
            <text:p>-2.896,36 </text:p>
          </table:table-cell>
          <table:table-cell table:style-name="ce7" office:value-type="float" office:value="10604.59" calcext:value-type="float">
            <text:p>10.604,59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491-5</text:p>
          </table:table-cell>
          <table:table-cell table:style-name="ce5" office:value-type="string" calcext:value-type="string">
            <text:p>MARIA FERREIRA FELIX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1680.87" calcext:value-type="float">
            <text:p>1.680,8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888.33" calcext:value-type="float">
            <text:p>14.888,33 </text:p>
          </table:table-cell>
          <table:table-cell table:style-name="ce7" office:value-type="float" office:value="-1343.25" calcext:value-type="float">
            <text:p>-1.343,25 </text:p>
          </table:table-cell>
          <table:table-cell table:style-name="ce7" office:value-type="float" office:value="-3247.3" calcext:value-type="float">
            <text:p>-3.247,3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590.55" calcext:value-type="float">
            <text:p>-4.590,55 </text:p>
          </table:table-cell>
          <table:table-cell table:style-name="ce7" office:value-type="float" office:value="10297.78" calcext:value-type="float">
            <text:p>10.297,7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13-9</text:p>
          </table:table-cell>
          <table:table-cell table:style-name="ce5" office:value-type="string" calcext:value-type="string">
            <text:p>MARIA HELENA DOS SANTOS FONTES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380.33" calcext:value-type="float">
            <text:p>12.380,33 </text:p>
          </table:table-cell>
          <table:table-cell table:style-name="ce7" office:value-type="float" office:value="3050.46" calcext:value-type="float">
            <text:p>3.050,4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430.79" calcext:value-type="float">
            <text:p>15.430,79 </text:p>
          </table:table-cell>
          <table:table-cell table:style-name="ce7" office:value-type="float" office:value="-1150.43" calcext:value-type="float">
            <text:p>-1.150,43 </text:p>
          </table:table-cell>
          <table:table-cell table:style-name="ce7" office:value-type="float" office:value="-2455.36" calcext:value-type="float">
            <text:p>-2.455,36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605.79" calcext:value-type="float">
            <text:p>-3.605,79 </text:p>
          </table:table-cell>
          <table:table-cell table:style-name="ce7" office:value-type="float" office:value="11825" calcext:value-type="float">
            <text:p>11.825,00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40-6</text:p>
          </table:table-cell>
          <table:table-cell table:style-name="ce5" office:value-type="string" calcext:value-type="string">
            <text:p>MARIA LUCIA WALDECK PEDROSO E SILVA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766.65" calcext:value-type="float">
            <text:p>11.766,65 </text:p>
          </table:table-cell>
          <table:table-cell table:style-name="ce7" office:value-type="float" office:value="7695.27" calcext:value-type="float">
            <text:p>7.695,2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9461.92" calcext:value-type="float">
            <text:p>19.461,92 </text:p>
          </table:table-cell>
          <table:table-cell table:style-name="ce7" office:value-type="float" office:value="-1815.56" calcext:value-type="float">
            <text:p>-1.815,56 </text:p>
          </table:table-cell>
          <table:table-cell table:style-name="ce7" office:value-type="float" office:value="-3433.15" calcext:value-type="float">
            <text:p>-3.433,1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5248.71" calcext:value-type="float">
            <text:p>-5.248,71 </text:p>
          </table:table-cell>
          <table:table-cell table:style-name="ce7" office:value-type="float" office:value="14213.21" calcext:value-type="float">
            <text:p>14.213,2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695-5</text:p>
          </table:table-cell>
          <table:table-cell table:style-name="ce5" office:value-type="string" calcext:value-type="string">
            <text:p>MARIA TEREZA FARI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-786.11" calcext:value-type="float">
            <text:p>-786,11 </text:p>
          </table:table-cell>
          <table:table-cell table:style-name="ce7" office:value-type="float" office:value="-1996.27" calcext:value-type="float">
            <text:p>-1.996,2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782.38" calcext:value-type="float">
            <text:p>-2.782,38 </text:p>
          </table:table-cell>
          <table:table-cell table:style-name="ce7" office:value-type="float" office:value="10425.08" calcext:value-type="float">
            <text:p>10.425,0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444-8</text:p>
          </table:table-cell>
          <table:table-cell table:style-name="ce5" office:value-type="string" calcext:value-type="string">
            <text:p>MARIA VANILDA BATISTA</text:p>
          </table:table-cell>
          <table:table-cell table:style-name="ce5" office:value-type="string" calcext:value-type="string">
            <text:p>TECNICO DO MPU/SAÚDE/SAÚDE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3515.54" calcext:value-type="float">
            <text:p>3.515,54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3515.54" calcext:value-type="float">
            <text:p>3.515,5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1.17" calcext:value-type="float">
            <text:p>-61,1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1.17" calcext:value-type="float">
            <text:p>-61,17 </text:p>
          </table:table-cell>
          <table:table-cell table:style-name="ce7" office:value-type="float" office:value="3454.37" calcext:value-type="float">
            <text:p>3.454,3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97-0</text:p>
          </table:table-cell>
          <table:table-cell table:style-name="ce5" office:value-type="string" calcext:value-type="string">
            <text:p>MARILANA DA SILVA LEM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693.72" calcext:value-type="float">
            <text:p>693,7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767.77" calcext:value-type="float">
            <text:p>13.767,77 </text:p>
          </table:table-cell>
          <table:table-cell table:style-name="ce7" office:value-type="float" office:value="-876.03" calcext:value-type="float">
            <text:p>-876,03 </text:p>
          </table:table-cell>
          <table:table-cell table:style-name="ce7" office:value-type="float" office:value="-2649.22" calcext:value-type="float">
            <text:p>-2.649,2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525.25" calcext:value-type="float">
            <text:p>-3.525,25 </text:p>
          </table:table-cell>
          <table:table-cell table:style-name="ce7" office:value-type="float" office:value="10242.52" calcext:value-type="float">
            <text:p>10.242,5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17-1</text:p>
          </table:table-cell>
          <table:table-cell table:style-name="ce5" office:value-type="string" calcext:value-type="string">
            <text:p>MARILEIDE FERREIRA DE SOUZ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4128.78" calcext:value-type="float">
            <text:p>4.128,7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6936.02" calcext:value-type="float">
            <text:p>16.936,02 </text:p>
          </table:table-cell>
          <table:table-cell table:style-name="ce7" office:value-type="float" office:value="-1398.79" calcext:value-type="float">
            <text:p>-1.398,79 </text:p>
          </table:table-cell>
          <table:table-cell table:style-name="ce7" office:value-type="float" office:value="-2853.14" calcext:value-type="float">
            <text:p>-2.853,1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251.93" calcext:value-type="float">
            <text:p>-4.251,93 </text:p>
          </table:table-cell>
          <table:table-cell table:style-name="ce7" office:value-type="float" office:value="12684.09" calcext:value-type="float">
            <text:p>12.684,09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344-7</text:p>
          </table:table-cell>
          <table:table-cell table:style-name="ce5" office:value-type="string" calcext:value-type="string">
            <text:p>MARIO DE JESUS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800.45" calcext:value-type="float">
            <text:p>800,4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007.91" calcext:value-type="float">
            <text:p>14.007,91 </text:p>
          </table:table-cell>
          <table:table-cell table:style-name="ce7" office:value-type="float" office:value="-915.65" calcext:value-type="float">
            <text:p>-915,65 </text:p>
          </table:table-cell>
          <table:table-cell table:style-name="ce7" office:value-type="float" office:value="-2704.37" calcext:value-type="float">
            <text:p>-2.704,3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620.02" calcext:value-type="float">
            <text:p>-3.620,02 </text:p>
          </table:table-cell>
          <table:table-cell table:style-name="ce7" office:value-type="float" office:value="10387.89" calcext:value-type="float">
            <text:p>10.387,89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66-0</text:p>
          </table:table-cell>
          <table:table-cell table:style-name="ce5" office:value-type="string" calcext:value-type="string">
            <text:p>MARIZIA ASSAD ALVES MAIA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5876.97" calcext:value-type="float">
            <text:p>5.876,9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8684.21" calcext:value-type="float">
            <text:p>18.684,21 </text:p>
          </table:table-cell>
          <table:table-cell table:style-name="ce7" office:value-type="float" office:value="-1687.24" calcext:value-type="float">
            <text:p>-1.687,24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687.24" calcext:value-type="float">
            <text:p>-1.687,24 </text:p>
          </table:table-cell>
          <table:table-cell table:style-name="ce7" office:value-type="float" office:value="16996.97" calcext:value-type="float">
            <text:p>16.996,9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742-1</text:p>
          </table:table-cell>
          <table:table-cell table:style-name="ce5" office:value-type="string" calcext:value-type="string">
            <text:p>MARTA CORRÊA DE MELLO PI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-766.76" calcext:value-type="float">
            <text:p>-766,76 </text:p>
          </table:table-cell>
          <table:table-cell table:style-name="ce7" office:value-type="float" office:value="-2333.18" calcext:value-type="float">
            <text:p>-2.333,18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99.94" calcext:value-type="float">
            <text:p>-3.099,94 </text:p>
          </table:table-cell>
          <table:table-cell table:style-name="ce7" office:value-type="float" office:value="9974.11" calcext:value-type="float">
            <text:p>9.974,11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21-0</text:p>
          </table:table-cell>
          <table:table-cell table:style-name="ce5" office:value-type="string" calcext:value-type="string">
            <text:p>MIRIAM PACHECO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099.61" calcext:value-type="float">
            <text:p>11.099,61 </text:p>
          </table:table-cell>
          <table:table-cell table:style-name="ce7" office:value-type="float" office:value="1280.72" calcext:value-type="float">
            <text:p>1.280,7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2380.33" calcext:value-type="float">
            <text:p>12.380,33 </text:p>
          </table:table-cell>
          <table:table-cell table:style-name="ce7" office:value-type="float" office:value="-666.17" calcext:value-type="float">
            <text:p>-666,17 </text:p>
          </table:table-cell>
          <table:table-cell table:style-name="ce7" office:value-type="float" office:value="3294.97" calcext:value-type="float">
            <text:p>3.294,9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2628.8" calcext:value-type="float">
            <text:p>2.628,80 </text:p>
          </table:table-cell>
          <table:table-cell table:style-name="ce7" office:value-type="float" office:value="15009.13" calcext:value-type="float">
            <text:p>15.009,1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077-9</text:p>
          </table:table-cell>
          <table:table-cell table:style-name="ce5" office:value-type="string" calcext:value-type="string">
            <text:p>MOEMA VERSIANI TEIXEIRA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4306.71" calcext:value-type="float">
            <text:p>4.306,7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113.95" calcext:value-type="float">
            <text:p>17.113,95 </text:p>
          </table:table-cell>
          <table:table-cell table:style-name="ce7" office:value-type="float" office:value="-1428.15" calcext:value-type="float">
            <text:p>-1.428,15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428.15" calcext:value-type="float">
            <text:p>-1.428,15 </text:p>
          </table:table-cell>
          <table:table-cell table:style-name="ce7" office:value-type="float" office:value="15685.8" calcext:value-type="float">
            <text:p>15.685,80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189-4</text:p>
          </table:table-cell>
          <table:table-cell table:style-name="ce5" office:value-type="string" calcext:value-type="string">
            <text:p>MURILO DE MOURA MARTHA</text:p>
          </table:table-cell>
          <table:table-cell table:style-name="ce5" office:value-type="string" calcext:value-type="string">
            <text:p>ANALISTA DO MPU/DIREIT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21669.68" calcext:value-type="float">
            <text:p>21.669,68 </text:p>
          </table:table-cell>
          <table:table-cell table:style-name="ce7" office:value-type="float" office:value="262.66" calcext:value-type="float">
            <text:p>262,6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1932.34" calcext:value-type="float">
            <text:p>21.932,34 </text:p>
          </table:table-cell>
          <table:table-cell table:style-name="ce7" office:value-type="float" office:value="-2223.18" calcext:value-type="float">
            <text:p>-2.223,18 </text:p>
          </table:table-cell>
          <table:table-cell table:style-name="ce7" office:value-type="float" office:value="-4471.88" calcext:value-type="float">
            <text:p>-4.471,88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695.06" calcext:value-type="float">
            <text:p>-6.695,06 </text:p>
          </table:table-cell>
          <table:table-cell table:style-name="ce7" office:value-type="float" office:value="15237.28" calcext:value-type="float">
            <text:p>15.237,2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63-8</text:p>
          </table:table-cell>
          <table:table-cell table:style-name="ce5" office:value-type="string" calcext:value-type="string">
            <text:p>NAYRA VIEIRA MOT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023.44" calcext:value-type="float">
            <text:p>10.023,44 </text:p>
          </table:table-cell>
          <table:table-cell table:style-name="ce7" office:value-type="float" office:value="213.45" calcext:value-type="float">
            <text:p>213,4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0236.89" calcext:value-type="float">
            <text:p>10.236,89 </text:p>
          </table:table-cell>
          <table:table-cell table:style-name="ce7" office:value-type="float" office:value="-355.37" calcext:value-type="float">
            <text:p>-355,37 </text:p>
          </table:table-cell>
          <table:table-cell table:style-name="ce7" office:value-type="float" office:value="-1666.09" calcext:value-type="float">
            <text:p>-1.666,09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021.46" calcext:value-type="float">
            <text:p>-2.021,46 </text:p>
          </table:table-cell>
          <table:table-cell table:style-name="ce7" office:value-type="float" office:value="8215.43" calcext:value-type="float">
            <text:p>8.215,4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75-9</text:p>
          </table:table-cell>
          <table:table-cell table:style-name="ce5" office:value-type="string" calcext:value-type="string">
            <text:p>NELDA VORPAGEL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526.52" calcext:value-type="float">
            <text:p>11.526,52 </text:p>
          </table:table-cell>
          <table:table-cell table:style-name="ce7" office:value-type="float" office:value="4827.65" calcext:value-type="float">
            <text:p>4.827,6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6354.17" calcext:value-type="float">
            <text:p>16.354,17 </text:p>
          </table:table-cell>
          <table:table-cell table:style-name="ce7" office:value-type="float" office:value="-1302.78" calcext:value-type="float">
            <text:p>-1.302,78 </text:p>
          </table:table-cell>
          <table:table-cell table:style-name="ce7" office:value-type="float" office:value="-2719.53" calcext:value-type="float">
            <text:p>-2.719,5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022.31" calcext:value-type="float">
            <text:p>-4.022,31 </text:p>
          </table:table-cell>
          <table:table-cell table:style-name="ce7" office:value-type="float" office:value="12331.86" calcext:value-type="float">
            <text:p>12.331,8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22-8</text:p>
          </table:table-cell>
          <table:table-cell table:style-name="ce5" office:value-type="string" calcext:value-type="string">
            <text:p>NILZA DE LOURDES DIA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2258.95" calcext:value-type="float">
            <text:p>2.258,9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333" calcext:value-type="float">
            <text:p>15.333,00 </text:p>
          </table:table-cell>
          <table:table-cell table:style-name="ce7" office:value-type="float" office:value="-1232.77" calcext:value-type="float">
            <text:p>-1.232,77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232.77" calcext:value-type="float">
            <text:p>-1.232,77 </text:p>
          </table:table-cell>
          <table:table-cell table:style-name="ce7" office:value-type="float" office:value="14100.23" calcext:value-type="float">
            <text:p>14.100,2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70-8</text:p>
          </table:table-cell>
          <table:table-cell table:style-name="ce5" office:value-type="string" calcext:value-type="string">
            <text:p>PALOMITA SABAT GHELMAN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4226.38" calcext:value-type="float">
            <text:p>4.226,38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7033.62" calcext:value-type="float">
            <text:p>17.033,62 </text:p>
          </table:table-cell>
          <table:table-cell table:style-name="ce7" office:value-type="float" office:value="-1414.89" calcext:value-type="float">
            <text:p>-1.414,89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414.89" calcext:value-type="float">
            <text:p>-1.414,89 </text:p>
          </table:table-cell>
          <table:table-cell table:style-name="ce7" office:value-type="float" office:value="15618.73" calcext:value-type="float">
            <text:p>15.618,7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9-9</text:p>
          </table:table-cell>
          <table:table-cell table:style-name="ce5" office:value-type="string" calcext:value-type="string">
            <text:p>PAULO ROBERTO COSTALONGA SERAPHIM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9515.12" calcext:value-type="float">
            <text:p>9.515,1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2589.17" calcext:value-type="float">
            <text:p>22.589,17 </text:p>
          </table:table-cell>
          <table:table-cell table:style-name="ce7" office:value-type="float" office:value="-2331.56" calcext:value-type="float">
            <text:p>-2.331,56 </text:p>
          </table:table-cell>
          <table:table-cell table:style-name="ce7" office:value-type="float" office:value="-4151.24" calcext:value-type="float">
            <text:p>-4.151,2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482.8" calcext:value-type="float">
            <text:p>-6.482,80 </text:p>
          </table:table-cell>
          <table:table-cell table:style-name="ce7" office:value-type="float" office:value="16106.37" calcext:value-type="float">
            <text:p>16.106,3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600-9</text:p>
          </table:table-cell>
          <table:table-cell table:style-name="ce5" office:value-type="string" calcext:value-type="string">
            <text:p>PAULO RUBENS GUEDES JUNIOR</text:p>
          </table:table-cell>
          <table:table-cell table:style-name="ce5" office:value-type="string" calcext:value-type="string">
            <text:p>ANALISTA DO MPU/GESTÃO PÚBLICA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7410.8" calcext:value-type="float">
            <text:p>17.410,80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7410.8" calcext:value-type="float">
            <text:p>17.410,80 </text:p>
          </table:table-cell>
          <table:table-cell table:style-name="ce7" office:value-type="float" office:value="-1477.13" calcext:value-type="float">
            <text:p>-1.477,13 </text:p>
          </table:table-cell>
          <table:table-cell table:style-name="ce7" office:value-type="float" office:value="-3330.43" calcext:value-type="float">
            <text:p>-3.330,4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807.56" calcext:value-type="float">
            <text:p>-4.807,56 </text:p>
          </table:table-cell>
          <table:table-cell table:style-name="ce7" office:value-type="float" office:value="12603.24" calcext:value-type="float">
            <text:p>12.603,2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29-5</text:p>
          </table:table-cell>
          <table:table-cell table:style-name="ce5" office:value-type="string" calcext:value-type="string">
            <text:p>REGINA CELIA DE MATTOS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672.7" calcext:value-type="float">
            <text:p>10.672,70 </text:p>
          </table:table-cell>
          <table:table-cell table:style-name="ce7" office:value-type="float" office:value="1227.36" calcext:value-type="float">
            <text:p>1.227,36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1900.06" calcext:value-type="float">
            <text:p>11.900,06 </text:p>
          </table:table-cell>
          <table:table-cell table:style-name="ce7" office:value-type="float" office:value="-596.53" calcext:value-type="float">
            <text:p>-596,53 </text:p>
          </table:table-cell>
          <table:table-cell table:style-name="ce7" office:value-type="float" office:value="-1688.87" calcext:value-type="float">
            <text:p>-1.688,8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285.4" calcext:value-type="float">
            <text:p>-2.285,40 </text:p>
          </table:table-cell>
          <table:table-cell table:style-name="ce7" office:value-type="float" office:value="9614.66" calcext:value-type="float">
            <text:p>9.614,66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91-1</text:p>
          </table:table-cell>
          <table:table-cell table:style-name="ce5" office:value-type="string" calcext:value-type="string">
            <text:p>REGINA MARIA BASTOS LAMENZA</text:p>
          </table:table-cell>
          <table:table-cell table:style-name="ce5" office:value-type="string" calcext:value-type="string">
            <text:p>ANALISTA DE DOCUMENTACAO <text:s text:c="6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7510.86" calcext:value-type="float">
            <text:p>17.510,86 </text:p>
          </table:table-cell>
          <table:table-cell table:style-name="ce7" office:value-type="float" office:value="5901.62" calcext:value-type="float">
            <text:p>5.901,6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23412.48" calcext:value-type="float">
            <text:p>23.412,48 </text:p>
          </table:table-cell>
          <table:table-cell table:style-name="ce7" office:value-type="float" office:value="-2467.4" calcext:value-type="float">
            <text:p>-2.467,40 </text:p>
          </table:table-cell>
          <table:table-cell table:style-name="ce7" office:value-type="float" office:value="-4340.3" calcext:value-type="float">
            <text:p>-4.340,3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6807.7" calcext:value-type="float">
            <text:p>-6.807,70 </text:p>
          </table:table-cell>
          <table:table-cell table:style-name="ce7" office:value-type="float" office:value="16604.78" calcext:value-type="float">
            <text:p>16.604,7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84-4</text:p>
          </table:table-cell>
          <table:table-cell table:style-name="ce5" office:value-type="string" calcext:value-type="string">
            <text:p>ROBERTO LUCIO FLOR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166.88" calcext:value-type="float">
            <text:p>12.166,88 </text:p>
          </table:table-cell>
          <table:table-cell table:style-name="ce7" office:value-type="float" office:value="213.45" calcext:value-type="float">
            <text:p>213,4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2380.33" calcext:value-type="float">
            <text:p>12.380,33 </text:p>
          </table:table-cell>
          <table:table-cell table:style-name="ce7" office:value-type="float" office:value="-887.75" calcext:value-type="float">
            <text:p>-887,75 </text:p>
          </table:table-cell>
          <table:table-cell table:style-name="ce7" office:value-type="float" office:value="-2141.95" calcext:value-type="float">
            <text:p>-2.141,95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29.7" calcext:value-type="float">
            <text:p>-3.029,70 </text:p>
          </table:table-cell>
          <table:table-cell table:style-name="ce7" office:value-type="float" office:value="9350.63" calcext:value-type="float">
            <text:p>9.350,6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93-7</text:p>
          </table:table-cell>
          <table:table-cell table:style-name="ce5" office:value-type="string" calcext:value-type="string">
            <text:p>ROBERTO MARCIO DOS SANTO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3106.14" calcext:value-type="float">
            <text:p>3.106,1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6180.19" calcext:value-type="float">
            <text:p>16.180,19 </text:p>
          </table:table-cell>
          <table:table-cell table:style-name="ce7" office:value-type="float" office:value="-1274.08" calcext:value-type="float">
            <text:p>-1.274,08 </text:p>
          </table:table-cell>
          <table:table-cell table:style-name="ce7" office:value-type="float" office:value="-2627.44" calcext:value-type="float">
            <text:p>-2.627,4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901.52" calcext:value-type="float">
            <text:p>-3.901,52 </text:p>
          </table:table-cell>
          <table:table-cell table:style-name="ce7" office:value-type="float" office:value="12278.67" calcext:value-type="float">
            <text:p>12.278,6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77-5</text:p>
          </table:table-cell>
          <table:table-cell table:style-name="ce5" office:value-type="string" calcext:value-type="string">
            <text:p>ROSANIR APARECIDA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6035.12" calcext:value-type="float">
            <text:p>6.035,12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9242.58" calcext:value-type="float">
            <text:p>19.242,58 </text:p>
          </table:table-cell>
          <table:table-cell table:style-name="ce7" office:value-type="float" office:value="-1779.37" calcext:value-type="float">
            <text:p>-1.779,37 </text:p>
          </table:table-cell>
          <table:table-cell table:style-name="ce7" office:value-type="float" office:value="-3906.38" calcext:value-type="float">
            <text:p>-3.906,38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5685.75" calcext:value-type="float">
            <text:p>-5.685,75 </text:p>
          </table:table-cell>
          <table:table-cell table:style-name="ce7" office:value-type="float" office:value="13556.83" calcext:value-type="float">
            <text:p>13.556,83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891-5</text:p>
          </table:table-cell>
          <table:table-cell table:style-name="ce5" office:value-type="string" calcext:value-type="string">
            <text:p>RUBENS CLAUDEMIR SPADA</text:p>
          </table:table-cell>
          <table:table-cell table:style-name="ce5" office:value-type="string" calcext:value-type="string">
            <text:p>TECNICO DE APOIO ESPECIALIZAD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6220.66" calcext:value-type="float">
            <text:p>6.220,66 </text:p>
          </table:table-cell>
          <table:table-cell table:style-name="ce7" office:value-type="float" office:value="266.81" calcext:value-type="float">
            <text:p>266,8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6487.47" calcext:value-type="float">
            <text:p>6.487,4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732.73" calcext:value-type="float">
            <text:p>-732,7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732.73" calcext:value-type="float">
            <text:p>-732,73 </text:p>
          </table:table-cell>
          <table:table-cell table:style-name="ce7" office:value-type="float" office:value="5754.74" calcext:value-type="float">
            <text:p>5.754,7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711-1</text:p>
          </table:table-cell>
          <table:table-cell table:style-name="ce5" office:value-type="string" calcext:value-type="string">
            <text:p>SABRINA CARVALHO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9851.9" calcext:value-type="float">
            <text:p>9.851,90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9851.9" calcext:value-type="float">
            <text:p>9.851,90 </text:p>
          </table:table-cell>
          <table:table-cell table:style-name="ce7" office:value-type="float" office:value="-299.55" calcext:value-type="float">
            <text:p>-299,55 </text:p>
          </table:table-cell>
          <table:table-cell table:style-name="ce7" office:value-type="float" office:value="-1575.57" calcext:value-type="float">
            <text:p>-1.575,5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1875.12" calcext:value-type="float">
            <text:p>-1.875,12 </text:p>
          </table:table-cell>
          <table:table-cell table:style-name="ce7" office:value-type="float" office:value="7976.78" calcext:value-type="float">
            <text:p>7.976,7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32-5</text:p>
          </table:table-cell>
          <table:table-cell table:style-name="ce5" office:value-type="string" calcext:value-type="string">
            <text:p>SEBASTIAO PERES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886.16" calcext:value-type="float">
            <text:p>10.886,16 </text:p>
          </table:table-cell>
          <table:table-cell table:style-name="ce7" office:value-type="float" office:value="3210.55" calcext:value-type="float">
            <text:p>3.210,5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096.71" calcext:value-type="float">
            <text:p>14.096,71 </text:p>
          </table:table-cell>
          <table:table-cell table:style-name="ce7" office:value-type="float" office:value="-930.3" calcext:value-type="float">
            <text:p>-930,30 </text:p>
          </table:table-cell>
          <table:table-cell table:style-name="ce7" office:value-type="float" office:value="-2149.03" calcext:value-type="float">
            <text:p>-2.149,0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79.33" calcext:value-type="float">
            <text:p>-3.079,33 </text:p>
          </table:table-cell>
          <table:table-cell table:style-name="ce7" office:value-type="float" office:value="11017.38" calcext:value-type="float">
            <text:p>11.017,3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884-2</text:p>
          </table:table-cell>
          <table:table-cell table:style-name="ce5" office:value-type="string" calcext:value-type="string">
            <text:p>SILVANA RODRIGUES COSTA</text:p>
          </table:table-cell>
          <table:table-cell table:style-name="ce5" office:value-type="string" calcext:value-type="string">
            <text:p>ANALISTA DO MPU/FINANÇAS E CONTROLE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8780.39" calcext:value-type="float">
            <text:p>18.780,39 </text:p>
          </table:table-cell>
          <table:table-cell table:number-columns-repeated="7" table:style-name="ce7" office:value-type="float" office:value="0" calcext:value-type="float">
            <text:p>0,00 </text:p>
          </table:table-cell>
          <table:table-cell table:style-name="ce7" office:value-type="float" office:value="18780.39" calcext:value-type="float">
            <text:p>18.780,39 </text:p>
          </table:table-cell>
          <table:table-cell table:style-name="ce7" office:value-type="float" office:value="-1703.11" calcext:value-type="float">
            <text:p>-1.703,11 </text:p>
          </table:table-cell>
          <table:table-cell table:number-columns-repeated="2" table:style-name="ce7" office:value-type="float" office:value="0" calcext:value-type="float">
            <text:p>0,00 </text:p>
          </table:table-cell>
          <table:table-cell table:style-name="ce7" office:value-type="float" office:value="-1703.11" calcext:value-type="float">
            <text:p>-1.703,11 </text:p>
          </table:table-cell>
          <table:table-cell table:style-name="ce7" office:value-type="float" office:value="17077.28" calcext:value-type="float">
            <text:p>17.077,28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1220-3</text:p>
          </table:table-cell>
          <table:table-cell table:style-name="ce5" office:value-type="string" calcext:value-type="string">
            <text:p>SIRTE SANTAN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578.07" calcext:value-type="float">
            <text:p>578,0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385.31" calcext:value-type="float">
            <text:p>13.385,31 </text:p>
          </table:table-cell>
          <table:table-cell table:style-name="ce7" office:value-type="float" office:value="-933.25" calcext:value-type="float">
            <text:p>-933,25 </text:p>
          </table:table-cell>
          <table:table-cell table:style-name="ce7" office:value-type="float" office:value="-2676.72" calcext:value-type="float">
            <text:p>-2.676,72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609.97" calcext:value-type="float">
            <text:p>-3.609,97 </text:p>
          </table:table-cell>
          <table:table-cell table:style-name="ce7" office:value-type="float" office:value="9775.34" calcext:value-type="float">
            <text:p>9.775,3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47-6</text:p>
          </table:table-cell>
          <table:table-cell table:style-name="ce5" office:value-type="string" calcext:value-type="string">
            <text:p>SOLANGE CARAM DE MORAES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2623.55" calcext:value-type="float">
            <text:p>2.623,55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831.01" calcext:value-type="float">
            <text:p>15.831,01 </text:p>
          </table:table-cell>
          <table:table-cell table:style-name="ce7" office:value-type="float" office:value="-1216.46" calcext:value-type="float">
            <text:p>-1.216,46 </text:p>
          </table:table-cell>
          <table:table-cell table:style-name="ce7" office:value-type="float" office:value="-3123" calcext:value-type="float">
            <text:p>-3.123,00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4339.46" calcext:value-type="float">
            <text:p>-4.339,46 </text:p>
          </table:table-cell>
          <table:table-cell table:style-name="ce7" office:value-type="float" office:value="11491.55" calcext:value-type="float">
            <text:p>11.491,55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268-2</text:p>
          </table:table-cell>
          <table:table-cell table:style-name="ce5" office:value-type="string" calcext:value-type="string">
            <text:p>SONIA BELLO DA SILV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207.46" calcext:value-type="float">
            <text:p>13.207,46 </text:p>
          </table:table-cell>
          <table:table-cell table:style-name="ce7" office:value-type="float" office:value="266.81" calcext:value-type="float">
            <text:p>266,81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474.27" calcext:value-type="float">
            <text:p>13.474,27 </text:p>
          </table:table-cell>
          <table:table-cell table:style-name="ce7" office:value-type="float" office:value="-827.6" calcext:value-type="float">
            <text:p>-827,60 </text:p>
          </table:table-cell>
          <table:table-cell table:style-name="ce7" office:value-type="float" office:value="-2581.83" calcext:value-type="float">
            <text:p>-2.581,8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409.43" calcext:value-type="float">
            <text:p>-3.409,43 </text:p>
          </table:table-cell>
          <table:table-cell table:style-name="ce7" office:value-type="float" office:value="10064.84" calcext:value-type="float">
            <text:p>10.064,84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85-6</text:p>
          </table:table-cell>
          <table:table-cell table:style-name="ce5" office:value-type="string" calcext:value-type="string">
            <text:p>SONIA MARISA GOELZER REINEHR TABET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2783.64" calcext:value-type="float">
            <text:p>2.783,6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5590.88" calcext:value-type="float">
            <text:p>15.590,88 </text:p>
          </table:table-cell>
          <table:table-cell table:style-name="ce7" office:value-type="float" office:value="-1176.84" calcext:value-type="float">
            <text:p>-1.176,84 </text:p>
          </table:table-cell>
          <table:table-cell table:style-name="ce7" office:value-type="float" office:value="4765.73" calcext:value-type="float">
            <text:p>4.765,7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3588.89" calcext:value-type="float">
            <text:p>3.588,89 </text:p>
          </table:table-cell>
          <table:table-cell table:style-name="ce7" office:value-type="float" office:value="19179.77" calcext:value-type="float">
            <text:p>19.179,77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381-6</text:p>
          </table:table-cell>
          <table:table-cell table:style-name="ce5" office:value-type="string" calcext:value-type="string">
            <text:p>SUZANA LUCIA FONTES RIBEIRO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3074.05" calcext:value-type="float">
            <text:p>13.074,05 </text:p>
          </table:table-cell>
          <table:table-cell table:style-name="ce7" office:value-type="float" office:value="160.09" calcext:value-type="float">
            <text:p>160,09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234.14" calcext:value-type="float">
            <text:p>13.234,14 </text:p>
          </table:table-cell>
          <table:table-cell table:style-name="ce7" office:value-type="float" office:value="-789.98" calcext:value-type="float">
            <text:p>-789,98 </text:p>
          </table:table-cell>
          <table:table-cell table:style-name="ce7" office:value-type="float" office:value="-2002.54" calcext:value-type="float">
            <text:p>-2.002,54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2792.52" calcext:value-type="float">
            <text:p>-2.792,52 </text:p>
          </table:table-cell>
          <table:table-cell table:style-name="ce7" office:value-type="float" office:value="10441.62" calcext:value-type="float">
            <text:p>10.441,6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34-1</text:p>
          </table:table-cell>
          <table:table-cell table:style-name="ce5" office:value-type="string" calcext:value-type="string">
            <text:p>TOMAZ DE AQUINO SOUSA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1709.48" calcext:value-type="float">
            <text:p>11.709,48 </text:p>
          </table:table-cell>
          <table:table-cell table:style-name="ce7" office:value-type="float" office:value="2730.27" calcext:value-type="float">
            <text:p>2.730,27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439.75" calcext:value-type="float">
            <text:p>14.439,75 </text:p>
          </table:table-cell>
          <table:table-cell table:style-name="ce7" office:value-type="float" office:value="-986.9" calcext:value-type="float">
            <text:p>-986,90 </text:p>
          </table:table-cell>
          <table:table-cell table:style-name="ce7" office:value-type="float" office:value="-2279.93" calcext:value-type="float">
            <text:p>-2.279,9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266.83" calcext:value-type="float">
            <text:p>-3.266,83 </text:p>
          </table:table-cell>
          <table:table-cell table:style-name="ce7" office:value-type="float" office:value="11172.92" calcext:value-type="float">
            <text:p>11.172,9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37-6</text:p>
          </table:table-cell>
          <table:table-cell table:style-name="ce5" office:value-type="string" calcext:value-type="string">
            <text:p>VERA LUCIA ALVES DE OLIVEIRA</text:p>
          </table:table-cell>
          <table:table-cell table:style-name="ce5" office:value-type="string" calcext:value-type="string">
            <text:p>TECNICO DO MPU/ADMINISTRAÇÃO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2807.24" calcext:value-type="float">
            <text:p>12.807,24 </text:p>
          </table:table-cell>
          <table:table-cell table:style-name="ce7" office:value-type="float" office:value="960.54" calcext:value-type="float">
            <text:p>960,5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3767.78" calcext:value-type="float">
            <text:p>13.767,78 </text:p>
          </table:table-cell>
          <table:table-cell table:style-name="ce7" office:value-type="float" office:value="-876.03" calcext:value-type="float">
            <text:p>-876,03 </text:p>
          </table:table-cell>
          <table:table-cell table:style-name="ce7" office:value-type="float" office:value="-2125.63" calcext:value-type="float">
            <text:p>-2.125,63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001.66" calcext:value-type="float">
            <text:p>-3.001,66 </text:p>
          </table:table-cell>
          <table:table-cell table:style-name="ce7" office:value-type="float" office:value="10766.12" calcext:value-type="float">
            <text:p>10.766,12 </text:p>
          </table:table-cell>
          <table:table-cell table:number-columns-repeated="16366"/>
        </table:table-row>
        <table:table-row table:style-name="ro4">
          <table:table-cell table:style-name="ce3" office:value-type="string" calcext:value-type="string">
            <text:p>0138-4</text:p>
          </table:table-cell>
          <table:table-cell table:style-name="ce5" office:value-type="string" calcext:value-type="string">
            <text:p>VERA LUCIA VIEIRA DE CARVALHO ROCHA</text:p>
          </table:table-cell>
          <table:table-cell table:style-name="ce5" office:value-type="string" calcext:value-type="string">
            <text:p>TECNICO ADMINISTRATIVO <text:s text:c="8"/></text:p>
          </table:table-cell>
          <table:table-cell table:style-name="ce5" office:value-type="string" calcext:value-type="string">
            <text:p>APOSENTADOS/INATIVOS</text:p>
          </table:table-cell>
          <table:table-cell table:style-name="ce7" office:value-type="float" office:value="10672.7" calcext:value-type="float">
            <text:p>10.672,70 </text:p>
          </table:table-cell>
          <table:table-cell table:style-name="ce7" office:value-type="float" office:value="3826.44" calcext:value-type="float">
            <text:p>3.826,44 </text:p>
          </table:table-cell>
          <table:table-cell table:number-columns-repeated="6" table:style-name="ce7" office:value-type="float" office:value="0" calcext:value-type="float">
            <text:p>0,00 </text:p>
          </table:table-cell>
          <table:table-cell table:style-name="ce7" office:value-type="float" office:value="14499.14" calcext:value-type="float">
            <text:p>14.499,14 </text:p>
          </table:table-cell>
          <table:table-cell table:style-name="ce7" office:value-type="float" office:value="-996.7" calcext:value-type="float">
            <text:p>-996,70 </text:p>
          </table:table-cell>
          <table:table-cell table:style-name="ce7" office:value-type="float" office:value="-2293.57" calcext:value-type="float">
            <text:p>-2.293,57 </text:p>
          </table:table-cell>
          <table:table-cell table:style-name="ce7" office:value-type="float" office:value="0" calcext:value-type="float">
            <text:p>0,00 </text:p>
          </table:table-cell>
          <table:table-cell table:style-name="ce7" office:value-type="float" office:value="-3290.27" calcext:value-type="float">
            <text:p>-3.290,27 </text:p>
          </table:table-cell>
          <table:table-cell table:style-name="ce7" office:value-type="float" office:value="11208.87" calcext:value-type="float">
            <text:p>11.208,87 </text:p>
          </table:table-cell>
          <table:table-cell table:number-columns-repeated="16366"/>
        </table:table-row>
        <table:table-row table:style-name="ro2" table:number-rows-repeated="1048455">
          <table:table-cell table:number-columns-repeated="16384"/>
        </table:table-row>
        <table:table-row table:style-name="ro5" table:number-rows-repeated="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2" number:min-decimal-places="2" number:min-integer-digits="1" number:grouping="true"/>
      <number:text loext:blank-width-char="-"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1.016cm" fo:margin-left="1.016cm" fo:margin-right="1.016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ção_20_do_20_MPM" style:display-name="PageStyle_Remuneração do M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4-06-09T01:19:47</meta:creation-date>
    <dc:date>2024-06-08T22:20:40.043383948</dc:date>
    <dc:title>Untitled Spreadsheet</dc:title>
    <meta:generator>LibreOffice/24.2.3.2$Linux_X86_64 LibreOffice_project/420$Build-2</meta:generator>
    <meta:editing-duration>PT43S</meta:editing-duration>
    <meta:editing-cycles>1</meta:editing-cycles>
    <meta:document-statistic meta:table-count="1" meta:cell-count="1788" meta:object-count="0"/>
    <meta:user-defined meta:name="AppVersion">12.0000</meta:user-defined>
    <meta:user-defined meta:name="Company">Microsoft Corporation</meta:user-defined>
  </office:meta>
</office:document-meta>
</file>